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SME</text:p>
          </table:table-cell>
          <table:table-cell office:value-type="string" calcext:value-type="string">
            <text:p>feature_n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018650842294" calcext:value-type="float">
            <text:p>0.1680186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4043046963146" calcext:value-type="float">
            <text:p>0.164043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3928269035333" calcext:value-type="float">
            <text:p>0.1639282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095864160654" calcext:value-type="float">
            <text:p>0.16209586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0781063921218" calcext:value-type="float">
            <text:p>0.16078106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7581691820867" calcext:value-type="float">
            <text:p>0.1575816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7655018052431" calcext:value-type="float">
            <text:p>0.15765501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708906218285" calcext:value-type="float">
            <text:p>0.15070890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0356961161652" calcext:value-type="float">
            <text:p>0.1503569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0168604839889" calcext:value-type="float">
            <text:p>0.15016860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0211816554053" calcext:value-type="float">
            <text:p>0.15021181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0188530703567" calcext:value-type="float">
            <text:p>0.15018853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0209081072036" calcext:value-type="float">
            <text:p>0.15020908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0041698489238" calcext:value-type="float">
            <text:p>0.15004169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9811851296872" calcext:value-type="float">
            <text:p>0.14981185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9236654232696" calcext:value-type="float">
            <text:p>0.14923665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9262204427875" calcext:value-type="float">
            <text:p>0.14926220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9262688997077" calcext:value-type="float">
            <text:p>0.1492626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6559655429698" calcext:value-type="float">
            <text:p>0.14655965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6341661634843" calcext:value-type="float">
            <text:p>0.14634166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6360152842714" calcext:value-type="float">
            <text:p>0.1463601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45847373133845" calcext:value-type="float">
            <text:p>0.14584737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5866634190639" calcext:value-type="float">
            <text:p>0.1458666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5031615628709" calcext:value-type="float">
            <text:p>0.14503161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4078726411833" calcext:value-type="float">
            <text:p>0.14407872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4178835714207" calcext:value-type="float">
            <text:p>0.14417883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4210637381105" calcext:value-type="float">
            <text:p>0.14421063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9837378633033" calcext:value-type="float">
            <text:p>0.1398373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9841062887687" calcext:value-type="float">
            <text:p>0.13984106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9863989347466" calcext:value-type="float">
            <text:p>0.1398639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9700504004146" calcext:value-type="float">
            <text:p>0.1397005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9718774220287" calcext:value-type="float">
            <text:p>0.13971877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973321231309" calcext:value-type="float">
            <text:p>0.13973321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39836809290788" calcext:value-type="float">
            <text:p>0.13983680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9881149524082" calcext:value-type="float">
            <text:p>0.13988114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9874832811695" calcext:value-type="float">
            <text:p>0.13987483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9704378068671" calcext:value-type="float">
            <text:p>0.13970437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026162665615" calcext:value-type="float">
            <text:p>0.13902616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902879441645" calcext:value-type="float">
            <text:p>0.13902879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39039049825888" calcext:value-type="float">
            <text:p>0.13903904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9108038744085" calcext:value-type="float">
            <text:p>0.13910803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39110788071744" calcext:value-type="float">
            <text:p>0.13911078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9167170932844" calcext:value-type="float">
            <text:p>0.13916717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9188035379011" calcext:value-type="float">
            <text:p>0.13918803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9188108700944" calcext:value-type="float">
            <text:p>0.13918810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9187746944611" calcext:value-type="float">
            <text:p>0.13918774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9206542523067" calcext:value-type="float">
            <text:p>0.13920654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3919454573417" calcext:value-type="float">
            <text:p>0.13919454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9235894189635" calcext:value-type="float">
            <text:p>0.13923589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39351846805312" calcext:value-type="float">
            <text:p>0.13935184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8527853927514" calcext:value-type="float">
            <text:p>0.138527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38528342318301" calcext:value-type="float">
            <text:p>0.13852834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8530012826199" calcext:value-type="float">
            <text:p>0.13853001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38531303764716" calcext:value-type="float">
            <text:p>0.13853130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38578060768219" calcext:value-type="float">
            <text:p>0.1385780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3862497325593" calcext:value-type="float">
            <text:p>0.13862497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38644663551819" calcext:value-type="float">
            <text:p>0.13864466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8648216538202" calcext:value-type="float">
            <text:p>0.13864821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38658871136848" calcext:value-type="float">
            <text:p>0.13865887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38659437307751" calcext:value-type="float">
            <text:p>0.13865943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8672189957751" calcext:value-type="float">
            <text:p>0.138672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38651399423759" calcext:value-type="float">
            <text:p>0.13865139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38653093156126" calcext:value-type="float">
            <text:p>0.13865309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38662043632062" calcext:value-type="float">
            <text:p>0.13866204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8673801056961" calcext:value-type="float">
            <text:p>0.13867380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38772169830708" calcext:value-type="float">
            <text:p>0.13877216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38770215051076" calcext:value-type="float">
            <text:p>0.13877021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38547325943048" calcext:value-type="float">
            <text:p>0.13854732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8470900468997" calcext:value-type="float">
            <text:p>0.13847090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8495609640069" calcext:value-type="float">
            <text:p>0.138495609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38496206506729" calcext:value-type="float">
            <text:p>0.13849620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38515150545564" calcext:value-type="float">
            <text:p>0.13851515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855173566537" calcext:value-type="float">
            <text:p>0.138551735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38339265205839" calcext:value-type="float">
            <text:p>0.138339265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7085568306868" calcext:value-type="float">
            <text:p>0.13708556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7085614704109" calcext:value-type="float">
            <text:p>0.13708561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37093660588423" calcext:value-type="float">
            <text:p>0.13709366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5512625285012" calcext:value-type="float">
            <text:p>0.135512625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5506588014563" calcext:value-type="float">
            <text:p>0.1355065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35572939546277" calcext:value-type="float">
            <text:p>0.13557293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341534918355" calcext:value-type="float">
            <text:p>0.13415349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3418820042316" calcext:value-type="float">
            <text:p>0.13418820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3421357462338" calcext:value-type="float">
            <text:p>0.13421357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3602480652851" calcext:value-type="float">
            <text:p>0.13360248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33721318043831" calcext:value-type="float">
            <text:p>0.1337213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3459248247416" calcext:value-type="float">
            <text:p>0.13345924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3624465476745" calcext:value-type="float">
            <text:p>0.133624465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3618404504989" calcext:value-type="float">
            <text:p>0.133618404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3459129587417" calcext:value-type="float">
            <text:p>0.13345912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3514470613641" calcext:value-type="float">
            <text:p>0.13351447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3085899448942" calcext:value-type="float">
            <text:p>0.13308589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3127644176467" calcext:value-type="float">
            <text:p>0.13312764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330256789432" calcext:value-type="float">
            <text:p>0.13330256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33276524889671" calcext:value-type="float">
            <text:p>0.13327652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3320232522119" calcext:value-type="float">
            <text:p>0.13332023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3316955502926" calcext:value-type="float">
            <text:p>0.13331695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33340876495112" calcext:value-type="float">
            <text:p>0.13334087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3338705862041" calcext:value-type="float">
            <text:p>0.133387058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33390112538675" calcext:value-type="float">
            <text:p>0.13339011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33484650451998" calcext:value-type="float">
            <text:p>0.13348465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3553934053017" calcext:value-type="float">
            <text:p>0.13355393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33605614402037" calcext:value-type="float">
            <text:p>0.1336056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33605556470412" calcext:value-type="float">
            <text:p>0.133605556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33609320548094" calcext:value-type="float">
            <text:p>0.133609320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33641661146046" calcext:value-type="float">
            <text:p>0.13364166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33640840039094" calcext:value-type="float">
            <text:p>0.1336408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3697174015373" calcext:value-type="float">
            <text:p>0.1336971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33326029378523" calcext:value-type="float">
            <text:p>0.13332602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3323129005339" calcext:value-type="float">
            <text:p>0.13332312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33303301846466" calcext:value-type="float">
            <text:p>0.1333033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3327661923991" calcext:value-type="float">
            <text:p>0.13332766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33313038748011" calcext:value-type="float">
            <text:p>0.13331303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33506880659817" calcext:value-type="float">
            <text:p>0.13350688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33570921102325" calcext:value-type="float">
            <text:p>0.13357092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33570683636302" calcext:value-type="float">
            <text:p>0.133570683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33343310851336" calcext:value-type="float">
            <text:p>0.133343310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33188298203202" calcext:value-type="float">
            <text:p>0.133188298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33315540258435" calcext:value-type="float">
            <text:p>0.13331554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33309521675587" calcext:value-type="float">
            <text:p>0.13330952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33061994288328" calcext:value-type="float">
            <text:p>0.13306199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2866383227713" calcext:value-type="float">
            <text:p>0.13286638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32411539281617" calcext:value-type="float">
            <text:p>0.132411539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32413479981397" calcext:value-type="float">
            <text:p>0.132413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32378799709752" calcext:value-type="float">
            <text:p>0.132378799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32253925164808" calcext:value-type="float">
            <text:p>0.132253925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32253556274869" calcext:value-type="float">
            <text:p>0.132253556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32321039633576" calcext:value-type="float">
            <text:p>0.132321039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32319889218616" calcext:value-type="float">
            <text:p>0.132319889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2317793632746" calcext:value-type="float">
            <text:p>0.13231779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32366602579993" calcext:value-type="float">
            <text:p>0.13236660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32296559565509" calcext:value-type="float">
            <text:p>0.13229655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2256045612012" calcext:value-type="float">
            <text:p>0.132256045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1833605828796" calcext:value-type="float">
            <text:p>0.131833605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31811082717528" calcext:value-type="float">
            <text:p>0.131811082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31926946085551" calcext:value-type="float">
            <text:p>0.131926946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31861223255922" calcext:value-type="float">
            <text:p>0.13186122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31736852490367" calcext:value-type="float">
            <text:p>0.131736852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173594404923" calcext:value-type="float">
            <text:p>0.1317359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31681299794178" calcext:value-type="float">
            <text:p>0.13168129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160530022888" calcext:value-type="float">
            <text:p>0.13160530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1613193376987" calcext:value-type="float">
            <text:p>0.13161319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31558469999899" calcext:value-type="float">
            <text:p>0.131558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31384044725718" calcext:value-type="float">
            <text:p>0.131384044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31389415978612" calcext:value-type="float">
            <text:p>0.13138941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1431533165328" calcext:value-type="float">
            <text:p>0.131431533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31431700253818" calcext:value-type="float">
            <text:p>0.131431700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31437584434667" calcext:value-type="float">
            <text:p>0.13143758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31456523773635" calcext:value-type="float">
            <text:p>0.131456523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31455983652626" calcext:value-type="float">
            <text:p>0.13145598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31379020547481" calcext:value-type="float">
            <text:p>0.131379020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1100365085343" calcext:value-type="float">
            <text:p>0.13110036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31099556906336" calcext:value-type="float">
            <text:p>0.13109955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31098833195594" calcext:value-type="float">
            <text:p>0.131098833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31097817317771" calcext:value-type="float">
            <text:p>0.131097817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31078397347166" calcext:value-type="float">
            <text:p>0.13107839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31076075171931" calcext:value-type="float">
            <text:p>0.131076075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30904550372053" calcext:value-type="float">
            <text:p>0.130904550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31545306316389" calcext:value-type="float">
            <text:p>0.131545306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31679632111174" calcext:value-type="float">
            <text:p>0.13167963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20664054002" calcext:value-type="float">
            <text:p>0.132066405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2365116579559" calcext:value-type="float">
            <text:p>0.13236511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32220878424696" calcext:value-type="float">
            <text:p>0.13222087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32153927491651" calcext:value-type="float">
            <text:p>0.13215392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30849620559305" calcext:value-type="float">
            <text:p>0.1308496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30857783573578" calcext:value-type="float">
            <text:p>0.130857783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0336673625492" calcext:value-type="float">
            <text:p>0.13033667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30386907852364" calcext:value-type="float">
            <text:p>0.13038690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30467193845584" calcext:value-type="float">
            <text:p>0.130467193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30644371159736" calcext:value-type="float">
            <text:p>0.13064437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30643119502776" calcext:value-type="float">
            <text:p>0.130643119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0659608671068" calcext:value-type="float">
            <text:p>0.130659608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30789985535462" calcext:value-type="float">
            <text:p>0.130789985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30790281830894" calcext:value-type="float">
            <text:p>0.13079028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0852016390821" calcext:value-type="float">
            <text:p>0.130852016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30844438278238" calcext:value-type="float">
            <text:p>0.13084443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30609929318272" calcext:value-type="float">
            <text:p>0.130609929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0441155623487" calcext:value-type="float">
            <text:p>0.13044115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30442699213665" calcext:value-type="float">
            <text:p>0.130442699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0314217868516" calcext:value-type="float">
            <text:p>0.130314217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30306904550179" calcext:value-type="float">
            <text:p>0.13030690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30407545279098" calcext:value-type="float">
            <text:p>0.13040754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0407654808094" calcext:value-type="float">
            <text:p>0.130407654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0598729143843" calcext:value-type="float">
            <text:p>0.13059872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30563919892782" calcext:value-type="float">
            <text:p>0.130563919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30569752256534" calcext:value-type="float">
            <text:p>0.130569752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0625513358603" calcext:value-type="float">
            <text:p>0.130625513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30620733302392" calcext:value-type="float">
            <text:p>0.13062073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0702446905896" calcext:value-type="float">
            <text:p>0.130702446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070364690727" calcext:value-type="float">
            <text:p>0.130703646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0457233868232" calcext:value-type="float">
            <text:p>0.13045723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0543435906967" calcext:value-type="float">
            <text:p>0.130543435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8503602939833" calcext:value-type="float">
            <text:p>0.12850360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29458093283041" calcext:value-type="float">
            <text:p>0.129458093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2948839703785" calcext:value-type="float">
            <text:p>0.12948839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9495207836932" calcext:value-type="float">
            <text:p>0.129495207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9728081229501" calcext:value-type="float">
            <text:p>0.129728081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9728280031138" calcext:value-type="float">
            <text:p>0.1297282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7036547791163" calcext:value-type="float">
            <text:p>0.127036547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26928735315971" calcext:value-type="float">
            <text:p>0.126928735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27208290248405" calcext:value-type="float">
            <text:p>0.127208290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7733071370504" calcext:value-type="float">
            <text:p>0.127733071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7732332596942" calcext:value-type="float">
            <text:p>0.127732332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7741871822865" calcext:value-type="float">
            <text:p>0.127741871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7778400777044" calcext:value-type="float">
            <text:p>0.12777840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27041815669668" calcext:value-type="float">
            <text:p>0.127041815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7055331471328" calcext:value-type="float">
            <text:p>0.12705533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27045752194076" calcext:value-type="float">
            <text:p>0.12704575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6958037376444" calcext:value-type="float">
            <text:p>0.126958037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25539782103834" calcext:value-type="float">
            <text:p>0.12553978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5561426855134" calcext:value-type="float">
            <text:p>0.12556142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5573796359088" calcext:value-type="float">
            <text:p>0.12557379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5572273413568" calcext:value-type="float">
            <text:p>0.125572273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5588225084874" calcext:value-type="float">
            <text:p>0.125588225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25611539557463" calcext:value-type="float">
            <text:p>0.125611539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25631243869793" calcext:value-type="float">
            <text:p>0.125631243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25631781091132" calcext:value-type="float">
            <text:p>0.12563178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25527390422493" calcext:value-type="float">
            <text:p>0.125527390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25517812587991" calcext:value-type="float">
            <text:p>0.125517812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25530362195454" calcext:value-type="float">
            <text:p>0.12553036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5490832965178" calcext:value-type="float">
            <text:p>0.12549083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2553044789999" calcext:value-type="float">
            <text:p>0.125530447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25538955943613" calcext:value-type="float">
            <text:p>0.125538955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25110137561076" calcext:value-type="float">
            <text:p>0.12511013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25130134708849" calcext:value-type="float">
            <text:p>0.125130134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4977283183788" calcext:value-type="float">
            <text:p>0.12497728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25026444144482" calcext:value-type="float">
            <text:p>0.12502644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25059199905706" calcext:value-type="float">
            <text:p>0.125059199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5059939448934" calcext:value-type="float">
            <text:p>0.125059939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25089111163954" calcext:value-type="float">
            <text:p>0.12508911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25164420161498" calcext:value-type="float">
            <text:p>0.125164420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5078825668149" calcext:value-type="float">
            <text:p>0.125078825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5162138895076" calcext:value-type="float">
            <text:p>0.125162138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5120246284571" calcext:value-type="float">
            <text:p>0.125120246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25127341649303" calcext:value-type="float">
            <text:p>0.125127341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25219331426558" calcext:value-type="float">
            <text:p>0.125219331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25240984687673" calcext:value-type="float">
            <text:p>0.125240984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25257268811529" calcext:value-type="float">
            <text:p>0.125257268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2495529514093" calcext:value-type="float">
            <text:p>0.124955295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24955693330266" calcext:value-type="float">
            <text:p>0.124955693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24971819543094" calcext:value-type="float">
            <text:p>0.124971819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499498415469" calcext:value-type="float">
            <text:p>0.124994984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24995561333914" calcext:value-type="float">
            <text:p>0.124995561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25021856866392" calcext:value-type="float">
            <text:p>0.125021856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5034383980155" calcext:value-type="float">
            <text:p>0.12503438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25097015583151" calcext:value-type="float">
            <text:p>0.125097015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5097274161297" calcext:value-type="float">
            <text:p>0.125097274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5097527431113" calcext:value-type="float">
            <text:p>0.125097527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25097485322859" calcext:value-type="float">
            <text:p>0.125097485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25097486252575" calcext:value-type="float">
            <text:p>0.125097486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25160888808257" calcext:value-type="float">
            <text:p>0.125160888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5160836072144" calcext:value-type="float">
            <text:p>0.125160836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5160549194872" calcext:value-type="float">
            <text:p>0.125160549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5335548420633" calcext:value-type="float">
            <text:p>0.125335548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5282651118105" calcext:value-type="float">
            <text:p>0.125282651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22206850411142" calcext:value-type="float">
            <text:p>0.122206850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2206850375015" calcext:value-type="float">
            <text:p>0.122206850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2251000311187" calcext:value-type="float">
            <text:p>0.122251000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22251032609713" calcext:value-type="float">
            <text:p>0.122251032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22296831218547" calcext:value-type="float">
            <text:p>0.122296831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22297246133242" calcext:value-type="float">
            <text:p>0.122297246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2404039305323" calcext:value-type="float">
            <text:p>0.122404039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21765793564954" calcext:value-type="float">
            <text:p>0.121765793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1780370537122" calcext:value-type="float">
            <text:p>0.121780370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21804671133419" calcext:value-type="float">
            <text:p>0.121804671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1842966938108" calcext:value-type="float">
            <text:p>0.121842966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21853465123409" calcext:value-type="float">
            <text:p>0.121853465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21859711818995" calcext:value-type="float">
            <text:p>0.121859711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21862505265042" calcext:value-type="float">
            <text:p>0.121862505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21863071666508" calcext:value-type="float">
            <text:p>0.121863071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0918534799461" calcext:value-type="float">
            <text:p>0.120918534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0926335376978" calcext:value-type="float">
            <text:p>0.120926335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20920822944901" calcext:value-type="float">
            <text:p>0.120920822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20948400360256" calcext:value-type="float">
            <text:p>0.120948400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0948630186543" calcext:value-type="float">
            <text:p>0.120948630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20950157143847" calcext:value-type="float">
            <text:p>0.120950157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20954207288439" calcext:value-type="float">
            <text:p>0.120954207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1013575172595" calcext:value-type="float">
            <text:p>0.121013575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1016553762036" calcext:value-type="float">
            <text:p>0.121016553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1032309296248" calcext:value-type="float">
            <text:p>0.121032309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103244964987" calcext:value-type="float">
            <text:p>0.121032449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21033846139697" calcext:value-type="float">
            <text:p>0.121033846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21030809313457" calcext:value-type="float">
            <text:p>0.121030809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21044256331686" calcext:value-type="float">
            <text:p>0.121044256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1049027253587" calcext:value-type="float">
            <text:p>0.121049027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21048962739249" calcext:value-type="float">
            <text:p>0.121048962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21070669514515" calcext:value-type="float">
            <text:p>0.12107066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21071350795285" calcext:value-type="float">
            <text:p>0.12107135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21072837239723" calcext:value-type="float">
            <text:p>0.121072837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21112209553609" calcext:value-type="float">
            <text:p>0.121112209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20692149562121" calcext:value-type="float">
            <text:p>0.12069214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0692148475572" calcext:value-type="float">
            <text:p>0.12069214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20008020170991" calcext:value-type="float">
            <text:p>0.12000802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20042308696576" calcext:value-type="float">
            <text:p>0.12004230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0041568227887" calcext:value-type="float">
            <text:p>0.120041568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20041628078947" calcext:value-type="float">
            <text:p>0.120041628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0044245124046" calcext:value-type="float">
            <text:p>0.120044245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0044239459204" calcext:value-type="float">
            <text:p>0.120044239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0049471959174" calcext:value-type="float">
            <text:p>0.12004947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0049812139655" calcext:value-type="float">
            <text:p>0.12004981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0049814724881" calcext:value-type="float">
            <text:p>0.120049814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0059143269748" calcext:value-type="float">
            <text:p>0.120059143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20081377761687" calcext:value-type="float">
            <text:p>0.120081377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20082780025706" calcext:value-type="float">
            <text:p>0.1200827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0160450285144" calcext:value-type="float">
            <text:p>0.120160450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20170798162586" calcext:value-type="float">
            <text:p>0.120170798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2017785118244" calcext:value-type="float">
            <text:p>0.12017785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20178774850421" calcext:value-type="float">
            <text:p>0.120178774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2017877480718" calcext:value-type="float">
            <text:p>0.120178774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20181006727978" calcext:value-type="float">
            <text:p>0.120181006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20230480636384" calcext:value-type="float">
            <text:p>0.120230480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20358517646595" calcext:value-type="float">
            <text:p>0.120358517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20425881952684" calcext:value-type="float">
            <text:p>0.12042588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20460185273575" calcext:value-type="float">
            <text:p>0.120460185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20458679073747" calcext:value-type="float">
            <text:p>0.120458679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20567557216986" calcext:value-type="float">
            <text:p>0.12056755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0564526593254" calcext:value-type="float">
            <text:p>0.12056452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20562011057175" calcext:value-type="float">
            <text:p>0.120562011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20503012510886" calcext:value-type="float">
            <text:p>0.12050301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20534043888751" calcext:value-type="float">
            <text:p>0.120534043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20577604113006" calcext:value-type="float">
            <text:p>0.120577604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20595745467611" calcext:value-type="float">
            <text:p>0.120595745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20595783973876" calcext:value-type="float">
            <text:p>0.12059578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20555458531193" calcext:value-type="float">
            <text:p>0.120555458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2050781548708" calcext:value-type="float">
            <text:p>0.120507815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20501439836769" calcext:value-type="float">
            <text:p>0.120501439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20498931463678" calcext:value-type="float">
            <text:p>0.120498931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2050492703601" calcext:value-type="float">
            <text:p>0.12050492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20492415136732" calcext:value-type="float">
            <text:p>0.120492415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20531769095071" calcext:value-type="float">
            <text:p>0.120531769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20507762929599" calcext:value-type="float">
            <text:p>0.120507762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20504663715956" calcext:value-type="float">
            <text:p>0.120504663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20564647233411" calcext:value-type="float">
            <text:p>0.120564647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20568454494485" calcext:value-type="float">
            <text:p>0.120568454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20729937185495" calcext:value-type="float">
            <text:p>0.120729937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20731851261567" calcext:value-type="float">
            <text:p>0.12073185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20730619787311" calcext:value-type="float">
            <text:p>0.120730619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20648393603983" calcext:value-type="float">
            <text:p>0.120648393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20648178185536" calcext:value-type="float">
            <text:p>0.120648178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2064792232217" calcext:value-type="float">
            <text:p>0.120647922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20700146590966" calcext:value-type="float">
            <text:p>0.120700146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2084465816573" calcext:value-type="float">
            <text:p>0.120844658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20848005686944" calcext:value-type="float">
            <text:p>0.120848005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2087055012301" calcext:value-type="float">
            <text:p>0.120870550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20704571203306" calcext:value-type="float">
            <text:p>0.120704571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20704532305016" calcext:value-type="float">
            <text:p>0.120704532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20704562806203" calcext:value-type="float">
            <text:p>0.120704562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20535196581274" calcext:value-type="float">
            <text:p>0.12053519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20537629220006" calcext:value-type="float">
            <text:p>0.120537629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20554372133112" calcext:value-type="float">
            <text:p>0.120554372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20559804262415" calcext:value-type="float">
            <text:p>0.120559804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20559766439641" calcext:value-type="float">
            <text:p>0.120559766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20556329503327" calcext:value-type="float">
            <text:p>0.120556329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20594538349919" calcext:value-type="float">
            <text:p>0.120594538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20593811345115" calcext:value-type="float">
            <text:p>0.120593811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2062863159722" calcext:value-type="float">
            <text:p>0.120628631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20538925523727" calcext:value-type="float">
            <text:p>0.12053892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20553376596392" calcext:value-type="float">
            <text:p>0.120553376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20556904216536" calcext:value-type="float">
            <text:p>0.120556904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20559064596127" calcext:value-type="float">
            <text:p>0.120559064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20526030508834" calcext:value-type="float">
            <text:p>0.120526030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2051599573912" calcext:value-type="float">
            <text:p>0.120515995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20516368449737" calcext:value-type="float">
            <text:p>0.120516368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20519079549593" calcext:value-type="float">
            <text:p>0.120519079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20537665425375" calcext:value-type="float">
            <text:p>0.120537665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20539440031926" calcext:value-type="float">
            <text:p>0.1205394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20284587362969" calcext:value-type="float">
            <text:p>0.120284587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1995196744052" calcext:value-type="float">
            <text:p>0.119951967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19977095532777" calcext:value-type="float">
            <text:p>0.119977095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20009212169977" calcext:value-type="float">
            <text:p>0.120009212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20000276256356" calcext:value-type="float">
            <text:p>0.120000276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19999887506395" calcext:value-type="float">
            <text:p>0.11999988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20071347390365" calcext:value-type="float">
            <text:p>0.120071347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20070030569905" calcext:value-type="float">
            <text:p>0.120070030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20069945654898" calcext:value-type="float">
            <text:p>0.120069945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20057324242479" calcext:value-type="float">
            <text:p>0.120057324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20060266394331" calcext:value-type="float">
            <text:p>0.120060266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19967453598692" calcext:value-type="float">
            <text:p>0.119967453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19964278800358" calcext:value-type="float">
            <text:p>0.119964278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19964288100522" calcext:value-type="float">
            <text:p>0.119964288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20002007875796" calcext:value-type="float">
            <text:p>0.120002007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20006270927523" calcext:value-type="float">
            <text:p>0.120006270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120015217203071" calcext:value-type="float">
            <text:p>0.120015217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20015085500207" calcext:value-type="float">
            <text:p>0.120015085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20051056580327" calcext:value-type="float">
            <text:p>0.120051056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20357702727298" calcext:value-type="float">
            <text:p>0.120357702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20396885017232" calcext:value-type="float">
            <text:p>0.12039688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20396878819565" calcext:value-type="float">
            <text:p>0.12039687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20396578821165" calcext:value-type="float">
            <text:p>0.12039657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20396575765253" calcext:value-type="float">
            <text:p>0.12039657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20202705920349" calcext:value-type="float">
            <text:p>0.12020270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20203684643089" calcext:value-type="float">
            <text:p>0.12020368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20204763598799" calcext:value-type="float">
            <text:p>0.120204763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20204506038399" calcext:value-type="float">
            <text:p>0.12020450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20252173424922" calcext:value-type="float">
            <text:p>0.120252173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20252028743128" calcext:value-type="float">
            <text:p>0.120252028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20252315410036" calcext:value-type="float">
            <text:p>0.120252315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20267286841633" calcext:value-type="float">
            <text:p>0.120267286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20266998888794" calcext:value-type="float">
            <text:p>0.120266998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20267180571045" calcext:value-type="float">
            <text:p>0.120267180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20267864009466" calcext:value-type="float">
            <text:p>0.12026786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0277052254955" calcext:value-type="float">
            <text:p>0.120277052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2028452487041" calcext:value-type="float">
            <text:p>0.120284524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20286153359286" calcext:value-type="float">
            <text:p>0.120286153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20284995752131" calcext:value-type="float">
            <text:p>0.120284995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20322797757781" calcext:value-type="float">
            <text:p>0.120322797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20325006220913" calcext:value-type="float">
            <text:p>0.120325006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20336775089184" calcext:value-type="float">
            <text:p>0.120336775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2033894176313" calcext:value-type="float">
            <text:p>0.120338941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20386527951417" calcext:value-type="float">
            <text:p>0.12038652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20146866089449" calcext:value-type="float">
            <text:p>0.120146866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20148573199168" calcext:value-type="float">
            <text:p>0.120148573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20177600401642" calcext:value-type="float">
            <text:p>0.120177600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20246587030147" calcext:value-type="float">
            <text:p>0.12024658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20380492792219" calcext:value-type="float">
            <text:p>0.120380492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20380383672429" calcext:value-type="float">
            <text:p>0.120380383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20220302464508" calcext:value-type="float">
            <text:p>0.120220302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20265475449323" calcext:value-type="float">
            <text:p>0.120265475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2026637226595" calcext:value-type="float">
            <text:p>0.120266372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20285925294283" calcext:value-type="float">
            <text:p>0.120285925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20294464768045" calcext:value-type="float">
            <text:p>0.120294464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20336433309065" calcext:value-type="float">
            <text:p>0.120336433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20248252754196" calcext:value-type="float">
            <text:p>0.120248252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19827169188743" calcext:value-type="float">
            <text:p>0.119827169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19843293308302" calcext:value-type="float">
            <text:p>0.119843293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19843157025417" calcext:value-type="float">
            <text:p>0.11984315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19842680944966" calcext:value-type="float">
            <text:p>0.119842680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1984226413284" calcext:value-type="float">
            <text:p>0.119842264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1984553344065" calcext:value-type="float">
            <text:p>0.119845533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19873755178129" calcext:value-type="float">
            <text:p>0.119873755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19944207831115" calcext:value-type="float">
            <text:p>0.119944207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19960877289329" calcext:value-type="float">
            <text:p>0.119960877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19495131400577" calcext:value-type="float">
            <text:p>0.119495131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1927544781495" calcext:value-type="float">
            <text:p>0.119275447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19284320872271" calcext:value-type="float">
            <text:p>0.119284320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19361941164792" calcext:value-type="float">
            <text:p>0.119361941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19368067165612" calcext:value-type="float">
            <text:p>0.11936806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19186018412886" calcext:value-type="float">
            <text:p>0.119186018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19297842897749" calcext:value-type="float">
            <text:p>0.119297842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19296623688669" calcext:value-type="float">
            <text:p>0.119296623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19334543219321" calcext:value-type="float">
            <text:p>0.119334543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19337198108165" calcext:value-type="float">
            <text:p>0.119337198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19269701347252" calcext:value-type="float">
            <text:p>0.119269701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19313951734593" calcext:value-type="float">
            <text:p>0.119313951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19222960520071" calcext:value-type="float">
            <text:p>0.119222960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19286697922199" calcext:value-type="float">
            <text:p>0.119286697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19230936230941" calcext:value-type="float">
            <text:p>0.11923093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19318472902048" calcext:value-type="float">
            <text:p>0.119318472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19319675813044" calcext:value-type="float">
            <text:p>0.119319675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19296897009489" calcext:value-type="float">
            <text:p>0.11929689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19260492638053" calcext:value-type="float">
            <text:p>0.119260492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19376804266032" calcext:value-type="float">
            <text:p>0.119376804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19376129617249" calcext:value-type="float">
            <text:p>0.119376129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1941801967018" calcext:value-type="float">
            <text:p>0.119418019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19417952346463" calcext:value-type="float">
            <text:p>0.119417952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1938068497333" calcext:value-type="float">
            <text:p>0.1193806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18273404342941" calcext:value-type="float">
            <text:p>0.118273404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18415457801792" calcext:value-type="float">
            <text:p>0.118415457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18417248701331" calcext:value-type="float">
            <text:p>0.118417248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1841722557319" calcext:value-type="float">
            <text:p>0.118417225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18437055589099" calcext:value-type="float">
            <text:p>0.118437055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1843694559204" calcext:value-type="float">
            <text:p>0.118436945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18434709427774" calcext:value-type="float">
            <text:p>0.118434709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18454180818558" calcext:value-type="float">
            <text:p>0.118454180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18500308872061" calcext:value-type="float">
            <text:p>0.118500308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1850029853281" calcext:value-type="float">
            <text:p>0.118500298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18500233431726" calcext:value-type="float">
            <text:p>0.118500233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18533336494021" calcext:value-type="float">
            <text:p>0.118533336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18532882979898" calcext:value-type="float">
            <text:p>0.11853288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18567887847874" calcext:value-type="float">
            <text:p>0.118567887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18606621625675" calcext:value-type="float">
            <text:p>0.11860662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1860613786433" calcext:value-type="float">
            <text:p>0.118606137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18434360403572" calcext:value-type="float">
            <text:p>0.118434360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18463474755465" calcext:value-type="float">
            <text:p>0.118463474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18552392266544" calcext:value-type="float">
            <text:p>0.118552392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1856282746582" calcext:value-type="float">
            <text:p>0.118562827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18603681340754" calcext:value-type="float">
            <text:p>0.118603681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18606503967014" calcext:value-type="float">
            <text:p>0.11860650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18640081425982" calcext:value-type="float">
            <text:p>0.118640081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18640003143419" calcext:value-type="float">
            <text:p>0.118640003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18631077957719" calcext:value-type="float">
            <text:p>0.11863107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18630967378855" calcext:value-type="float">
            <text:p>0.118630967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18811312000146" calcext:value-type="float">
            <text:p>0.11881131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18815802902429" calcext:value-type="float">
            <text:p>0.118815802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18822435170508" calcext:value-type="float">
            <text:p>0.118822435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18822438183716" calcext:value-type="float">
            <text:p>0.118822438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1882241772546" calcext:value-type="float">
            <text:p>0.118822417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18851229428646" calcext:value-type="float">
            <text:p>0.118851229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18850279484216" calcext:value-type="float">
            <text:p>0.118850279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18969101209961" calcext:value-type="float">
            <text:p>0.118969101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19058035013743" calcext:value-type="float">
            <text:p>0.11905803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19058095164367" calcext:value-type="float">
            <text:p>0.11905809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19055981003748" calcext:value-type="float">
            <text:p>0.11905598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19060019334913" calcext:value-type="float">
            <text:p>0.119060019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18837860443188" calcext:value-type="float">
            <text:p>0.118837860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18837801547229" calcext:value-type="float">
            <text:p>0.118837801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1883756332013" calcext:value-type="float">
            <text:p>0.118837563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18808191628401" calcext:value-type="float">
            <text:p>0.118808191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18674259288229" calcext:value-type="float">
            <text:p>0.118674259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18674307942486" calcext:value-type="float">
            <text:p>0.118674307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18677004965344" calcext:value-type="float">
            <text:p>0.1186770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18677330507873" calcext:value-type="float">
            <text:p>0.11867733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18677476581484" calcext:value-type="float">
            <text:p>0.118677476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18677621869298" calcext:value-type="float">
            <text:p>0.118677621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18668256641235" calcext:value-type="float">
            <text:p>0.118668256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1869729135213" calcext:value-type="float">
            <text:p>0.118697291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18812317199307" calcext:value-type="float">
            <text:p>0.118812317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18847504574977" calcext:value-type="float">
            <text:p>0.118847504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18846225084762" calcext:value-type="float">
            <text:p>0.118846225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18846000075324" calcext:value-type="float">
            <text:p>0.118846000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18888121451274" calcext:value-type="float">
            <text:p>0.118888121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1888409579296" calcext:value-type="float">
            <text:p>0.118884095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18944902773017" calcext:value-type="float">
            <text:p>0.118944902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9133955856854" calcext:value-type="float">
            <text:p>0.119133955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19234206285401" calcext:value-type="float">
            <text:p>0.119234206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19315115973233" calcext:value-type="float">
            <text:p>0.11931511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19056323718216" calcext:value-type="float">
            <text:p>0.119056323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19117740737111" calcext:value-type="float">
            <text:p>0.119117740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19167695205258" calcext:value-type="float">
            <text:p>0.11916769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19167396260358" calcext:value-type="float">
            <text:p>0.119167396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19177734515057" calcext:value-type="float">
            <text:p>0.119177734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19204859472244" calcext:value-type="float">
            <text:p>0.119204859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1920894006065" calcext:value-type="float">
            <text:p>0.119208940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19219324621671" calcext:value-type="float">
            <text:p>0.119219324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19220806406792" calcext:value-type="float">
            <text:p>0.119220806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19223850397209" calcext:value-type="float">
            <text:p>0.119223850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19225771866118" calcext:value-type="float">
            <text:p>0.119225771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19421772651307" calcext:value-type="float">
            <text:p>0.119421772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1860629075823" calcext:value-type="float">
            <text:p>0.118606290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18608647168603" calcext:value-type="float">
            <text:p>0.118608647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18607867903153" calcext:value-type="float">
            <text:p>0.118607867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18602022455994" calcext:value-type="float">
            <text:p>0.118602022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18635474629789" calcext:value-type="float">
            <text:p>0.118635474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1863537840221" calcext:value-type="float">
            <text:p>0.118635378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18880139442887" calcext:value-type="float">
            <text:p>0.118880139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18881427651585" calcext:value-type="float">
            <text:p>0.118881427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18885210072474" calcext:value-type="float">
            <text:p>0.118885210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1892127234431" calcext:value-type="float">
            <text:p>0.118921272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18983605770097" calcext:value-type="float">
            <text:p>0.118983605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18875916592943" calcext:value-type="float">
            <text:p>0.118875916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18751333048142" calcext:value-type="float">
            <text:p>0.11875133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1888156890272" calcext:value-type="float">
            <text:p>0.118881568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18913554277891" calcext:value-type="float">
            <text:p>0.118913554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118913557971928" calcext:value-type="float">
            <text:p>0.11891355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18894441444143" calcext:value-type="float">
            <text:p>0.118894441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19298485846295" calcext:value-type="float">
            <text:p>0.119298485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192984759007" calcext:value-type="float">
            <text:p>0.119298475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11933037282546" calcext:value-type="float">
            <text:p>0.119330372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119322523091962" calcext:value-type="float">
            <text:p>0.119322523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19108566168273" calcext:value-type="float">
            <text:p>0.119108566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19112823358592" calcext:value-type="float">
            <text:p>0.119112823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1904467483621" calcext:value-type="float">
            <text:p>0.119044674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18982084768398" calcext:value-type="float">
            <text:p>0.118982084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1916012285505" calcext:value-type="float">
            <text:p>0.119160122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19160366869331" calcext:value-type="float">
            <text:p>0.119160366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19244491261379" calcext:value-type="float">
            <text:p>0.119244491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19245386775159" calcext:value-type="float">
            <text:p>0.119245386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19264396076634" calcext:value-type="float">
            <text:p>0.11926439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19398342880931" calcext:value-type="float">
            <text:p>0.1193983429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19398398959826" calcext:value-type="float">
            <text:p>0.11939839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19412384594857" calcext:value-type="float">
            <text:p>0.119412384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19529288161073" calcext:value-type="float">
            <text:p>0.119529288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19554737159337" calcext:value-type="float">
            <text:p>0.119554737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11966913691092" calcext:value-type="float">
            <text:p>0.119669136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19668851724272" calcext:value-type="float">
            <text:p>0.1196688517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19752390055177" calcext:value-type="float">
            <text:p>0.119752390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19760474905909" calcext:value-type="float">
            <text:p>0.119760474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19784939702175" calcext:value-type="float">
            <text:p>0.119784939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19784675368161" calcext:value-type="float">
            <text:p>0.119784675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19788217347765" calcext:value-type="float">
            <text:p>0.11978821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119790481782992" calcext:value-type="float">
            <text:p>0.119790481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9770816618705" calcext:value-type="float">
            <text:p>0.119770816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119775237384098" calcext:value-type="float">
            <text:p>0.119775237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11986347949316" calcext:value-type="float">
            <text:p>0.1198634795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119863530163639" calcext:value-type="float">
            <text:p>0.11986353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1988643695342" calcext:value-type="float">
            <text:p>0.11988643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119946920605189" calcext:value-type="float">
            <text:p>0.119946920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20003176172306" calcext:value-type="float">
            <text:p>0.120003176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20086142922969" calcext:value-type="float">
            <text:p>0.120086142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20095444519309" calcext:value-type="float">
            <text:p>0.120095444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120086171550229" calcext:value-type="float">
            <text:p>0.120086171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120096101648317" calcext:value-type="float">
            <text:p>0.120096101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120113044547018" calcext:value-type="float">
            <text:p>0.120113044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120112858584987" calcext:value-type="float">
            <text:p>0.120112858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119864567706742" calcext:value-type="float">
            <text:p>0.119864567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19864950618613" calcext:value-type="float">
            <text:p>0.119864950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19433905768443" calcext:value-type="float">
            <text:p>0.119433905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19479371365544" calcext:value-type="float">
            <text:p>0.119479371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19497718555392" calcext:value-type="float">
            <text:p>0.119497718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19515192006032" calcext:value-type="float">
            <text:p>0.11951519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19531145837073" calcext:value-type="float">
            <text:p>0.11953114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19533163667766" calcext:value-type="float">
            <text:p>0.119533163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19542799142484" calcext:value-type="float">
            <text:p>0.119542799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19778138871477" calcext:value-type="float">
            <text:p>0.119778138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19715140682479" calcext:value-type="float">
            <text:p>0.119715140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19715437977602" calcext:value-type="float">
            <text:p>0.11971543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19718904819606" calcext:value-type="float">
            <text:p>0.119718904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1971915988195" calcext:value-type="float">
            <text:p>0.119719159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20002172474403" calcext:value-type="float">
            <text:p>0.120002172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19970012001917" calcext:value-type="float">
            <text:p>0.11997001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20008975331431" calcext:value-type="float">
            <text:p>0.120008975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20008485254029" calcext:value-type="float">
            <text:p>0.120008485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20210656300965" calcext:value-type="float">
            <text:p>0.120210656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20223461965472" calcext:value-type="float">
            <text:p>0.12022346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20222909086465" calcext:value-type="float">
            <text:p>0.120222909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20222869824064" calcext:value-type="float">
            <text:p>0.120222869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20192615254842" calcext:value-type="float">
            <text:p>0.120192615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20150047687557" calcext:value-type="float">
            <text:p>0.120150047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120153379158223" calcext:value-type="float">
            <text:p>0.1201533792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171840231571" calcext:value-type="float">
            <text:p>0.120171840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120216839017568" calcext:value-type="float">
            <text:p>0.12021683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12022024676269" calcext:value-type="float">
            <text:p>0.120220246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120206806432884" calcext:value-type="float">
            <text:p>0.120206806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120243583700106" calcext:value-type="float">
            <text:p>0.120243583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120253784564391" calcext:value-type="float">
            <text:p>0.12025378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120267628045495" calcext:value-type="float">
            <text:p>0.12026762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120316304420941" calcext:value-type="float">
            <text:p>0.120316304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20332006350367" calcext:value-type="float">
            <text:p>0.120332006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20331989074826" calcext:value-type="float">
            <text:p>0.120331989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20362931803635" calcext:value-type="float">
            <text:p>0.12036293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120410079942174" calcext:value-type="float">
            <text:p>0.120410079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12040926933925" calcext:value-type="float">
            <text:p>0.120409269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120416336179467" calcext:value-type="float">
            <text:p>0.120416336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120478661443153" calcext:value-type="float">
            <text:p>0.120478661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120477837228459" calcext:value-type="float">
            <text:p>0.120477837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120550075176267" calcext:value-type="float">
            <text:p>0.120550075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120548832314451" calcext:value-type="float">
            <text:p>0.120548832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12054522799904" calcext:value-type="float">
            <text:p>0.12054522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120588813210377" calcext:value-type="float">
            <text:p>0.1205888132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120626232887481" calcext:value-type="float">
            <text:p>0.120626232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120626149528179" calcext:value-type="float">
            <text:p>0.120626149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120626382291695" calcext:value-type="float">
            <text:p>0.120626382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120632691988684" calcext:value-type="float">
            <text:p>0.12063269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120652496856226" calcext:value-type="float">
            <text:p>0.120652496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120764366545257" calcext:value-type="float">
            <text:p>0.1207643665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2076753573365" calcext:value-type="float">
            <text:p>0.1207675357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20777647157894" calcext:value-type="float">
            <text:p>0.120777647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2096330958133" calcext:value-type="float">
            <text:p>0.120963309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120983176424266" calcext:value-type="float">
            <text:p>0.12098317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120982907641724" calcext:value-type="float">
            <text:p>0.120982907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2098289999979" calcext:value-type="float">
            <text:p>0.120982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20992637032271" calcext:value-type="float">
            <text:p>0.12099263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20989120882328" calcext:value-type="float">
            <text:p>0.120989120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20913960179805" calcext:value-type="float">
            <text:p>0.120913960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21006211442559" calcext:value-type="float">
            <text:p>0.121006211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21005840398793" calcext:value-type="float">
            <text:p>0.121005840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21005078408696" calcext:value-type="float">
            <text:p>0.12100507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121024268977187" calcext:value-type="float">
            <text:p>0.1210242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121023731717437" calcext:value-type="float">
            <text:p>0.121023731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2113673720989" calcext:value-type="float">
            <text:p>0.121136737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121097640022238" calcext:value-type="float">
            <text:p>0.1210976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21097529761117" calcext:value-type="float">
            <text:p>0.121097529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121109184024412" calcext:value-type="float">
            <text:p>0.12110918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121124618844034" calcext:value-type="float">
            <text:p>0.121124618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121172987084476" calcext:value-type="float">
            <text:p>0.121172987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121090687741565" calcext:value-type="float">
            <text:p>0.121090687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121101898707797" calcext:value-type="float">
            <text:p>0.121101898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121101874500539" calcext:value-type="float">
            <text:p>0.121101874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121102042655005" calcext:value-type="float">
            <text:p>0.121102042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21106847318379" calcext:value-type="float">
            <text:p>0.121106847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21106826292965" calcext:value-type="float">
            <text:p>0.121106826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21167275178539" calcext:value-type="float">
            <text:p>0.121167275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21172972325249" calcext:value-type="float">
            <text:p>0.121172972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21172257906656" calcext:value-type="float">
            <text:p>0.121172257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21227096685852" calcext:value-type="float">
            <text:p>0.121227096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21086073317508" calcext:value-type="float">
            <text:p>0.121086073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1086113590108" calcext:value-type="float">
            <text:p>0.121086113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21156007395393" calcext:value-type="float">
            <text:p>0.121156007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21216646193394" calcext:value-type="float">
            <text:p>0.121216646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21216329389322" calcext:value-type="float">
            <text:p>0.121216329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211937037954" calcext:value-type="float">
            <text:p>0.121193703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121327085231951" calcext:value-type="float">
            <text:p>0.121327085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21397833616365" calcext:value-type="float">
            <text:p>0.121397833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21363509948466" calcext:value-type="float">
            <text:p>0.121363509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121411858213817" calcext:value-type="float">
            <text:p>0.121411858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121211426374386" calcext:value-type="float">
            <text:p>0.121211426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12121229397569" calcext:value-type="float">
            <text:p>0.121212294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212747861548" calcext:value-type="float">
            <text:p>0.121274786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121288214342677" calcext:value-type="float">
            <text:p>0.121288214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21329253044736" calcext:value-type="float">
            <text:p>0.12132925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21370953098748" calcext:value-type="float">
            <text:p>0.121370953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21383705797396" calcext:value-type="float">
            <text:p>0.121383705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21382848101657" calcext:value-type="float">
            <text:p>0.121382848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121407591669243" calcext:value-type="float">
            <text:p>0.121407591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121475606801533" calcext:value-type="float">
            <text:p>0.121475606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121474185572772" calcext:value-type="float">
            <text:p>0.121474185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121706144885636" calcext:value-type="float">
            <text:p>0.121706144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21709425850184" calcext:value-type="float">
            <text:p>0.121709425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121679156857368" calcext:value-type="float">
            <text:p>0.121679156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2151601028361" calcext:value-type="float">
            <text:p>0.121516010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2155070763485" calcext:value-type="float">
            <text:p>0.121550707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21699687501253" calcext:value-type="float">
            <text:p>0.121699687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121702246553025" calcext:value-type="float">
            <text:p>0.121702246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21740142552633" calcext:value-type="float">
            <text:p>0.121740142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121754143365891" calcext:value-type="float">
            <text:p>0.121754143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121759748831595" calcext:value-type="float">
            <text:p>0.121759748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121772377021182" calcext:value-type="float">
            <text:p>0.121772377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121809605852491" calcext:value-type="float">
            <text:p>0.1218096059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121808639221795" calcext:value-type="float">
            <text:p>0.121808639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121812215543952" calcext:value-type="float">
            <text:p>0.121812215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21814546867847" calcext:value-type="float">
            <text:p>0.121814546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21814530129382" calcext:value-type="float">
            <text:p>0.121814530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21890139849494" calcext:value-type="float">
            <text:p>0.121890139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21929005233174" calcext:value-type="float">
            <text:p>0.121929005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21932309681582" calcext:value-type="float">
            <text:p>0.121932309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21887435136745" calcext:value-type="float">
            <text:p>0.121887435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121886527686728" calcext:value-type="float">
            <text:p>0.121886527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2198744453217" calcext:value-type="float">
            <text:p>0.121987444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122097077514282" calcext:value-type="float">
            <text:p>0.122097077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122097931957411" calcext:value-type="float">
            <text:p>0.12209793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122111714574108" calcext:value-type="float">
            <text:p>0.122111714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22158468644836" calcext:value-type="float">
            <text:p>0.122158468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22144704708935" calcext:value-type="float">
            <text:p>0.1221447047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122168536792095" calcext:value-type="float">
            <text:p>0.122168536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22243217315401" calcext:value-type="float">
            <text:p>0.122243217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22137521734041" calcext:value-type="float">
            <text:p>0.1221375217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122163582170142" calcext:value-type="float">
            <text:p>0.122163582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122174631898661" calcext:value-type="float">
            <text:p>0.122174631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12218563648542" calcext:value-type="float">
            <text:p>0.122185636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22185960851137" calcext:value-type="float">
            <text:p>0.122185960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122225394959587" calcext:value-type="float">
            <text:p>0.12222539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122071921103864" calcext:value-type="float">
            <text:p>0.122071921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122083912695474" calcext:value-type="float">
            <text:p>0.1220839127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22083912695474" calcext:value-type="float">
            <text:p>0.122083912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122128088634784" calcext:value-type="float">
            <text:p>0.122128088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22169110383997" calcext:value-type="float">
            <text:p>0.1221691104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122173897897844" calcext:value-type="float">
            <text:p>0.122173897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21547269654835" calcext:value-type="float">
            <text:p>0.121547269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21547272941892" calcext:value-type="float">
            <text:p>0.121547272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121550503088077" calcext:value-type="float">
            <text:p>0.121550503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121557682115639" calcext:value-type="float">
            <text:p>0.121557682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121640748932721" calcext:value-type="float">
            <text:p>0.121640748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121637031891975" calcext:value-type="float">
            <text:p>0.121637031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121637065363555" calcext:value-type="float">
            <text:p>0.121637065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21641745207768" calcext:value-type="float">
            <text:p>0.121641745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121595338004895" calcext:value-type="float">
            <text:p>0.12159533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121194399560889" calcext:value-type="float">
            <text:p>0.121194399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21158108653929" calcext:value-type="float">
            <text:p>0.121158108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21182686258429" calcext:value-type="float">
            <text:p>0.121182686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121120673995736" calcext:value-type="float">
            <text:p>0.12112067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121141923818543" calcext:value-type="float">
            <text:p>0.121141923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21141749152909" calcext:value-type="float">
            <text:p>0.121141749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121094654513686" calcext:value-type="float">
            <text:p>0.121094654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121090536285682" calcext:value-type="float">
            <text:p>0.121090536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121086636688654" calcext:value-type="float">
            <text:p>0.121086636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121088911868413" calcext:value-type="float">
            <text:p>0.121088911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21149394813" calcext:value-type="float">
            <text:p>0.121149394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121221179069012" calcext:value-type="float">
            <text:p>0.121221179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121220991379974" calcext:value-type="float">
            <text:p>0.121220991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21218779256946" calcext:value-type="float">
            <text:p>0.121218779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120678961583954" calcext:value-type="float">
            <text:p>0.120678961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20686038414464" calcext:value-type="float">
            <text:p>0.120686038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120746320002349" calcext:value-type="float">
            <text:p>0.1207463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120879332073677" calcext:value-type="float">
            <text:p>0.120879332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20879362110943" calcext:value-type="float">
            <text:p>0.120879362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20908459694607" calcext:value-type="float">
            <text:p>0.120908459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20936465836954" calcext:value-type="float">
            <text:p>0.120936465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21018054109015" calcext:value-type="float">
            <text:p>0.121018054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121097439887112" calcext:value-type="float">
            <text:p>0.121097439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121180933210213" calcext:value-type="float">
            <text:p>0.121180933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21155620268067" calcext:value-type="float">
            <text:p>0.121155620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21132933920787" calcext:value-type="float">
            <text:p>0.121132933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121159355343286" calcext:value-type="float">
            <text:p>0.121159355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21189254505443" calcext:value-type="float">
            <text:p>0.121189254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120250003909529" calcext:value-type="float">
            <text:p>0.120250003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120248837559162" calcext:value-type="float">
            <text:p>0.120248837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2024844360606" calcext:value-type="float">
            <text:p>0.120248443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120248541161005" calcext:value-type="float">
            <text:p>0.12024854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20248526517095" calcext:value-type="float">
            <text:p>0.120248526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20331961209897" calcext:value-type="float">
            <text:p>0.120331961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120331654664727" calcext:value-type="float">
            <text:p>0.120331654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120331669640277" calcext:value-type="float">
            <text:p>0.120331669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120331796359639" calcext:value-type="float">
            <text:p>0.1203317964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20294725340796" calcext:value-type="float">
            <text:p>0.120294725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20314238299774" calcext:value-type="float">
            <text:p>0.120314238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120321681760642" calcext:value-type="float">
            <text:p>0.1203216818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20321728818422" calcext:value-type="float">
            <text:p>0.120321728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120321571734208" calcext:value-type="float">
            <text:p>0.120321571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120321571726213" calcext:value-type="float">
            <text:p>0.120321571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20317553475432" calcext:value-type="float">
            <text:p>0.120317553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20316349555823" calcext:value-type="float">
            <text:p>0.120316349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20071538662032" calcext:value-type="float">
            <text:p>0.120071538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119720109009912" calcext:value-type="float">
            <text:p>0.11972010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119733181417916" calcext:value-type="float">
            <text:p>0.119733181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19676554494837" calcext:value-type="float">
            <text:p>0.119676554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19756729866604" calcext:value-type="float">
            <text:p>0.119756729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19780142719439" calcext:value-type="float">
            <text:p>0.119780142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19839200803183" calcext:value-type="float">
            <text:p>0.119839200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119842760773427" calcext:value-type="float">
            <text:p>0.119842760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19958842755694" calcext:value-type="float">
            <text:p>0.119958842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20038855095447" calcext:value-type="float">
            <text:p>0.120038855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120134899829807" calcext:value-type="float">
            <text:p>0.120134899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20135027022361" calcext:value-type="float">
            <text:p>0.12013502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20062829211422" calcext:value-type="float">
            <text:p>0.120062829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120078795366328" calcext:value-type="float">
            <text:p>0.120078795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2016003638968" calcext:value-type="float">
            <text:p>0.120160036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2016855000805" calcext:value-type="float">
            <text:p>0.1201685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20118471417648" calcext:value-type="float">
            <text:p>0.120118471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120117251417519" calcext:value-type="float">
            <text:p>0.120117251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120050379191061" calcext:value-type="float">
            <text:p>0.120050379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20047293855465" calcext:value-type="float">
            <text:p>0.120047293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20047238712647" calcext:value-type="float">
            <text:p>0.120047238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120077612770903" calcext:value-type="float">
            <text:p>0.120077612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20107510741254" calcext:value-type="float">
            <text:p>0.120107510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20106834461289" calcext:value-type="float">
            <text:p>0.120106834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20104987676795" calcext:value-type="float">
            <text:p>0.120104987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20110476505958" calcext:value-type="float">
            <text:p>0.120110476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20110477853239" calcext:value-type="float">
            <text:p>0.120110477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20110556784557" calcext:value-type="float">
            <text:p>0.120110556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12011094822065" calcext:value-type="float">
            <text:p>0.120110948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20111108951178" calcext:value-type="float">
            <text:p>0.120111109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120070577684423" calcext:value-type="float">
            <text:p>0.120070577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12009810205996" calcext:value-type="float">
            <text:p>0.120098102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20275266344464" calcext:value-type="float">
            <text:p>0.1202752663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120275188858316" calcext:value-type="float">
            <text:p>0.120275188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120226392678865" calcext:value-type="float">
            <text:p>0.120226392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120253905754686" calcext:value-type="float">
            <text:p>0.120253905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20252777700686" calcext:value-type="float">
            <text:p>0.120252777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20252739632126" calcext:value-type="float">
            <text:p>0.120252739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20299007182975" calcext:value-type="float">
            <text:p>0.12029900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2029882626404" calcext:value-type="float">
            <text:p>0.120298826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20081664952122" calcext:value-type="float">
            <text:p>0.12008166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20097065319914" calcext:value-type="float">
            <text:p>0.120097065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120097125450346" calcext:value-type="float">
            <text:p>0.120097125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120139893452842" calcext:value-type="float">
            <text:p>0.120139893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12016346443886" calcext:value-type="float">
            <text:p>0.12016346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20163622793305" calcext:value-type="float">
            <text:p>0.1201636228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19922381375202" calcext:value-type="float">
            <text:p>0.119922381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119922379324421" calcext:value-type="float">
            <text:p>0.119922379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119929150605419" calcext:value-type="float">
            <text:p>0.119929150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199312133286" calcext:value-type="float">
            <text:p>0.119931213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20003591659223" calcext:value-type="float">
            <text:p>0.120003591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2008629773259" calcext:value-type="float">
            <text:p>0.1200862977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120094724746155" calcext:value-type="float">
            <text:p>0.120094724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120096140830826" calcext:value-type="float">
            <text:p>0.120096140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120170936014367" calcext:value-type="float">
            <text:p>0.12017093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120310864342107" calcext:value-type="float">
            <text:p>0.120310864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120367595673987" calcext:value-type="float">
            <text:p>0.1203675957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120421179092564" calcext:value-type="float">
            <text:p>0.1204211791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120495193420588" calcext:value-type="float">
            <text:p>0.120495193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20481554851951" calcext:value-type="float">
            <text:p>0.120481554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20558298372879" calcext:value-type="float">
            <text:p>0.120558298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120558211680826" calcext:value-type="float">
            <text:p>0.120558211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20558211766135" calcext:value-type="float">
            <text:p>0.1205582118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20558085598088" calcext:value-type="float">
            <text:p>0.120558085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120558085591158" calcext:value-type="float">
            <text:p>0.120558085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120685997716159" calcext:value-type="float">
            <text:p>0.1206859977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120716220887325" calcext:value-type="float">
            <text:p>0.120716220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120784297158523" calcext:value-type="float">
            <text:p>0.1207842972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120784183495153" calcext:value-type="float">
            <text:p>0.1207841835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120774316213072" calcext:value-type="float">
            <text:p>0.1207743162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20774331170429" calcext:value-type="float">
            <text:p>0.120774331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20716170477574" calcext:value-type="float">
            <text:p>0.120716170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120716113967347" calcext:value-type="float">
            <text:p>0.12071611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120876383960207" calcext:value-type="float">
            <text:p>0.12087638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20876326262322" calcext:value-type="float">
            <text:p>0.120876326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120842397730762" calcext:value-type="float">
            <text:p>0.120842397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120888210376167" calcext:value-type="float">
            <text:p>0.12088821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120888191064615" calcext:value-type="float">
            <text:p>0.120888191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120888191931717" calcext:value-type="float">
            <text:p>0.120888191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120888191931717" calcext:value-type="float">
            <text:p>0.120888191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20891311105766" calcext:value-type="float">
            <text:p>0.120891311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120892209092" calcext:value-type="float">
            <text:p>0.120892209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120832692189959" calcext:value-type="float">
            <text:p>0.1208326922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20766016273013" calcext:value-type="float">
            <text:p>0.120766016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2074003410572" calcext:value-type="float">
            <text:p>0.120740034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20739975633954" calcext:value-type="float">
            <text:p>0.120739975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20391922705323" calcext:value-type="float">
            <text:p>0.120391922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120398807336308" calcext:value-type="float">
            <text:p>0.120398807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120398523061161" calcext:value-type="float">
            <text:p>0.120398523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2039896325292" calcext:value-type="float">
            <text:p>0.120398963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120398796001688" calcext:value-type="float">
            <text:p>0.12039879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2047670059519" calcext:value-type="float">
            <text:p>0.120476700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20575457399546" calcext:value-type="float">
            <text:p>0.120575457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120593654133821" calcext:value-type="float">
            <text:p>0.120593654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20662825702911" calcext:value-type="float">
            <text:p>0.1206628257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120663027159458" calcext:value-type="float">
            <text:p>0.120663027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2066307477426" calcext:value-type="float">
            <text:p>0.1206630748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120667785089792" calcext:value-type="float">
            <text:p>0.120667785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20674075473435" calcext:value-type="float">
            <text:p>0.12067407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12067403006497" calcext:value-type="float">
            <text:p>0.120674030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20687846991399" calcext:value-type="float">
            <text:p>0.12068784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120686659136402" calcext:value-type="float">
            <text:p>0.120686659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12068784836342" calcext:value-type="float">
            <text:p>0.120687848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20714857611052" calcext:value-type="float">
            <text:p>0.120714857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120716015920217" calcext:value-type="float">
            <text:p>0.120716015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20744081160501" calcext:value-type="float">
            <text:p>0.12074408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120723043143682" calcext:value-type="float">
            <text:p>0.120723043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120723043190575" calcext:value-type="float">
            <text:p>0.120723043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120704580391904" calcext:value-type="float">
            <text:p>0.120704580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120737472713466" calcext:value-type="float">
            <text:p>0.120737472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120737472713466" calcext:value-type="float">
            <text:p>0.120737472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12078955873143" calcext:value-type="float">
            <text:p>0.120789558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12078955873143" calcext:value-type="float">
            <text:p>0.1207895587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120797008266702" calcext:value-type="float">
            <text:p>0.1207970083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20797206018794" calcext:value-type="float">
            <text:p>0.12079720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120897061302063" calcext:value-type="float">
            <text:p>0.120897061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120270187719495" calcext:value-type="float">
            <text:p>0.1202701877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120291054563044" calcext:value-type="float">
            <text:p>0.120291054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120291023926521" calcext:value-type="float">
            <text:p>0.120291023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20302149530938" calcext:value-type="float">
            <text:p>0.120302149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20297444233261" calcext:value-type="float">
            <text:p>0.120297444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119891807019804" calcext:value-type="float">
            <text:p>0.11989180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119891789245156" calcext:value-type="float">
            <text:p>0.1198917892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119891789245156" calcext:value-type="float">
            <text:p>0.119891789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119898466928626" calcext:value-type="float">
            <text:p>0.119898466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119898372402944" calcext:value-type="float">
            <text:p>0.119898372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119925908780154" calcext:value-type="float">
            <text:p>0.1199259088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19926111320629" calcext:value-type="float">
            <text:p>0.119926111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119926061495972" calcext:value-type="float">
            <text:p>0.119926061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119929174672421" calcext:value-type="float">
            <text:p>0.1199291747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119929121225542" calcext:value-type="float">
            <text:p>0.119929121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119608892930206" calcext:value-type="float">
            <text:p>0.119608892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119608888926932" calcext:value-type="float">
            <text:p>0.1196088889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19608888926932" calcext:value-type="float">
            <text:p>0.119608888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119608888926932" calcext:value-type="float">
            <text:p>0.1196088889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119608888926932" calcext:value-type="float">
            <text:p>0.119608888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119608888926932" calcext:value-type="float">
            <text:p>0.119608888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119608888926932" calcext:value-type="float">
            <text:p>0.119608888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119608888860579" calcext:value-type="float">
            <text:p>0.1196088889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119608888860579" calcext:value-type="float">
            <text:p>0.1196088889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19608888860579" calcext:value-type="float">
            <text:p>0.119608888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119652837426153" calcext:value-type="float">
            <text:p>0.1196528374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119623686417337" calcext:value-type="float">
            <text:p>0.119623686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119676457472081" calcext:value-type="float">
            <text:p>0.119676457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119699610450326" calcext:value-type="float">
            <text:p>0.1196996105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119699602517867" calcext:value-type="float">
            <text:p>0.119699602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11976806152003" calcext:value-type="float">
            <text:p>0.119768061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119772615653751" calcext:value-type="float">
            <text:p>0.1197726157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120849533976163" calcext:value-type="float">
            <text:p>0.12084953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120822725569549" calcext:value-type="float">
            <text:p>0.120822725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120873425660391" calcext:value-type="float">
            <text:p>0.12087342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12087339452379" calcext:value-type="float">
            <text:p>0.1208733945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120873350272618" calcext:value-type="float">
            <text:p>0.120873350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120963903659047" calcext:value-type="float">
            <text:p>0.120963903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120970791527423" calcext:value-type="float">
            <text:p>0.120970791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120970793333769" calcext:value-type="float">
            <text:p>0.1209707933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20964157870925" calcext:value-type="float">
            <text:p>0.1209641579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121034705582992" calcext:value-type="float">
            <text:p>0.1210347056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121042366873127" calcext:value-type="float">
            <text:p>0.121042366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120855747379645" calcext:value-type="float">
            <text:p>0.120855747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1208928036577" calcext:value-type="float">
            <text:p>0.120892803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120939331886865" calcext:value-type="float">
            <text:p>0.1209393319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120985336018147" calcext:value-type="float">
            <text:p>0.12098533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121047848244838" calcext:value-type="float">
            <text:p>0.121047848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121047866017824" calcext:value-type="float">
            <text:p>0.12104786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121032052404214" calcext:value-type="float">
            <text:p>0.121032052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121043468699199" calcext:value-type="float">
            <text:p>0.121043468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121043718496689" calcext:value-type="float">
            <text:p>0.1210437185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21153212742286" calcext:value-type="float">
            <text:p>0.121153212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121201271049662" calcext:value-type="float">
            <text:p>0.121201271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21240345435346" calcext:value-type="float">
            <text:p>0.121240345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121244314843407" calcext:value-type="float">
            <text:p>0.121244314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121260618542487" calcext:value-type="float">
            <text:p>0.1212606185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121260618542487" calcext:value-type="float">
            <text:p>0.121260618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121260618542487" calcext:value-type="float">
            <text:p>0.1212606185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121276745635194" calcext:value-type="float">
            <text:p>0.121276745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121147485896887" calcext:value-type="float">
            <text:p>0.1211474859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121146864331614" calcext:value-type="float">
            <text:p>0.121146864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121252859673507" calcext:value-type="float">
            <text:p>0.121252859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121229683373227" calcext:value-type="float">
            <text:p>0.121229683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121259448836026" calcext:value-type="float">
            <text:p>0.121259448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121288686720241" calcext:value-type="float">
            <text:p>0.121288686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121319663955294" calcext:value-type="float">
            <text:p>0.12131966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121350182956913" calcext:value-type="float">
            <text:p>0.121350183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21266182279616" calcext:value-type="float">
            <text:p>0.121266182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21312024328434" calcext:value-type="float">
            <text:p>0.121312024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121306278652955" calcext:value-type="float">
            <text:p>0.121306278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121305771837285" calcext:value-type="float">
            <text:p>0.121305771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120862796872654" calcext:value-type="float">
            <text:p>0.120862796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120865411444953" calcext:value-type="float">
            <text:p>0.120865411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12086541096808" calcext:value-type="float">
            <text:p>0.12086541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120865410713814" calcext:value-type="float">
            <text:p>0.120865410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120934479604185" calcext:value-type="float">
            <text:p>0.120934479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120934305304727" calcext:value-type="float">
            <text:p>0.120934305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120934305304727" calcext:value-type="float">
            <text:p>0.120934305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121070123463252" calcext:value-type="float">
            <text:p>0.121070123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121139666728993" calcext:value-type="float">
            <text:p>0.121139666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121260031740267" calcext:value-type="float">
            <text:p>0.121260031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121270997976575" calcext:value-type="float">
            <text:p>0.12127099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121316018931744" calcext:value-type="float">
            <text:p>0.121316018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121350957540918" calcext:value-type="float">
            <text:p>0.121350957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121350565760739" calcext:value-type="float">
            <text:p>0.121350565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121371553482315" calcext:value-type="float">
            <text:p>0.121371553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121369902891162" calcext:value-type="float">
            <text:p>0.121369902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121382378147721" calcext:value-type="float">
            <text:p>0.121382378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121403456489599" calcext:value-type="float">
            <text:p>0.121403456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12140341558075" calcext:value-type="float">
            <text:p>0.121403415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121403299528275" calcext:value-type="float">
            <text:p>0.12140329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121403380696018" calcext:value-type="float">
            <text:p>0.121403380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1215770090413" calcext:value-type="float">
            <text:p>0.12157700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121576910494233" calcext:value-type="float">
            <text:p>0.12157691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121652200314612" calcext:value-type="float">
            <text:p>0.121652200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121802557346281" calcext:value-type="float">
            <text:p>0.121802557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121906578302411" calcext:value-type="float">
            <text:p>0.121906578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121959181118806" calcext:value-type="float">
            <text:p>0.121959181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121970986862364" calcext:value-type="float">
            <text:p>0.12197098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21529900883673" calcext:value-type="float">
            <text:p>0.12152990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12152983815708" calcext:value-type="float">
            <text:p>0.121529838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121529246180074" calcext:value-type="float">
            <text:p>0.121529246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121529827954063" calcext:value-type="float">
            <text:p>0.12152982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1529411841603" calcext:value-type="float">
            <text:p>0.121529411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121440377092245" calcext:value-type="float">
            <text:p>0.121440377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121441027644109" calcext:value-type="float">
            <text:p>0.121441027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121467628768357" calcext:value-type="float">
            <text:p>0.121467628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121467617273258" calcext:value-type="float">
            <text:p>0.121467617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121506167373943" calcext:value-type="float">
            <text:p>0.121506167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121508421766487" calcext:value-type="float">
            <text:p>0.121508421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121401256116871" calcext:value-type="float">
            <text:p>0.121401256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121400349491333" calcext:value-type="float">
            <text:p>0.121400349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12142053870657" calcext:value-type="float">
            <text:p>0.121420538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121423936025016" calcext:value-type="float">
            <text:p>0.12142393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21368625759586" calcext:value-type="float">
            <text:p>0.121368625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12137018533297" calcext:value-type="float">
            <text:p>0.121370185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121410997146732" calcext:value-type="float">
            <text:p>0.121410997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121459298996888" calcext:value-type="float">
            <text:p>0.1214592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121556999352033" calcext:value-type="float">
            <text:p>0.121556999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12156777857857" calcext:value-type="float">
            <text:p>0.1215677786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121501085831787" calcext:value-type="float">
            <text:p>0.121501085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121529186636194" calcext:value-type="float">
            <text:p>0.121529186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121471032901771" calcext:value-type="float">
            <text:p>0.121471032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121641921875567" calcext:value-type="float">
            <text:p>0.121641921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121643210289008" calcext:value-type="float">
            <text:p>0.121643210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121643153770703" calcext:value-type="float">
            <text:p>0.121643153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121689010566084" calcext:value-type="float">
            <text:p>0.121689010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21689161764438" calcext:value-type="float">
            <text:p>0.121689161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121788892336647" calcext:value-type="float">
            <text:p>0.121788892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121813172114448" calcext:value-type="float">
            <text:p>0.121813172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121769834507225" calcext:value-type="float">
            <text:p>0.121769834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121769835844481" calcext:value-type="float">
            <text:p>0.121769835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21770207844881" calcext:value-type="float">
            <text:p>0.121770207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121778024988974" calcext:value-type="float">
            <text:p>0.12177802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121760457241942" calcext:value-type="float">
            <text:p>0.121760457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121780317175798" calcext:value-type="float">
            <text:p>0.121780317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121794022867042" calcext:value-type="float">
            <text:p>0.121794022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121794252869681" calcext:value-type="float">
            <text:p>0.121794252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121781360370088" calcext:value-type="float">
            <text:p>0.121781360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121781360436882" calcext:value-type="float">
            <text:p>0.121781360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121781216669771" calcext:value-type="float">
            <text:p>0.121781216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121778981924453" calcext:value-type="float">
            <text:p>0.121778981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122067734612591" calcext:value-type="float">
            <text:p>0.122067734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122090956490172" calcext:value-type="float">
            <text:p>0.122090956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122131925776385" calcext:value-type="float">
            <text:p>0.122131925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122108361258216" calcext:value-type="float">
            <text:p>0.122108361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12210838246405" calcext:value-type="float">
            <text:p>0.122108382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122108330989534" calcext:value-type="float">
            <text:p>0.12210833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121496828226032" calcext:value-type="float">
            <text:p>0.121496828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121497090028158" calcext:value-type="float">
            <text:p>0.1214970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121496991980945" calcext:value-type="float">
            <text:p>0.12149699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121504516433973" calcext:value-type="float">
            <text:p>0.121504516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121504473388371" calcext:value-type="float">
            <text:p>0.121504473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121406998342456" calcext:value-type="float">
            <text:p>0.121406998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121474027659403" calcext:value-type="float">
            <text:p>0.121474027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121477470533304" calcext:value-type="float">
            <text:p>0.121477470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121368667757066" calcext:value-type="float">
            <text:p>0.121368667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121368877765329" calcext:value-type="float">
            <text:p>0.121368877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121368870452714" calcext:value-type="float">
            <text:p>0.12136887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121368898037205" calcext:value-type="float">
            <text:p>0.12136889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12143841138326" calcext:value-type="float">
            <text:p>0.121438411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121440691707047" calcext:value-type="float">
            <text:p>0.121440691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121549074129782" calcext:value-type="float">
            <text:p>0.121549074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121570400806101" calcext:value-type="float">
            <text:p>0.121570400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121608289324759" calcext:value-type="float">
            <text:p>0.121608289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121608284784796" calcext:value-type="float">
            <text:p>0.121608284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121716761629898" calcext:value-type="float">
            <text:p>0.121716761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121707007875172" calcext:value-type="float">
            <text:p>0.121707007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121707361574" calcext:value-type="float">
            <text:p>0.121707361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121846809366292" calcext:value-type="float">
            <text:p>0.121846809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121842761022598" calcext:value-type="float">
            <text:p>0.12184276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121715678012653" calcext:value-type="float">
            <text:p>0.12171567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121715680363141" calcext:value-type="float">
            <text:p>0.121715680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121715455190006" calcext:value-type="float">
            <text:p>0.121715455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12171546837825" calcext:value-type="float">
            <text:p>0.121715468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121819628224867" calcext:value-type="float">
            <text:p>0.1218196282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121822099489444" calcext:value-type="float">
            <text:p>0.121822099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121822067304839" calcext:value-type="float">
            <text:p>0.121822067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12174207357523" calcext:value-type="float">
            <text:p>0.121742073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121742076839885" calcext:value-type="float">
            <text:p>0.121742076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121759487095019" calcext:value-type="float">
            <text:p>0.121759487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121770864382736" calcext:value-type="float">
            <text:p>0.121770864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121770838926954" calcext:value-type="float">
            <text:p>0.121770838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121770671217941" calcext:value-type="float">
            <text:p>0.12177067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121770394669461" calcext:value-type="float">
            <text:p>0.121770394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121785198637689" calcext:value-type="float">
            <text:p>0.121785198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121949927426349" calcext:value-type="float">
            <text:p>0.121949927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122028908078276" calcext:value-type="float">
            <text:p>0.122028908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122028925208485" calcext:value-type="float">
            <text:p>0.122028925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122028917794549" calcext:value-type="float">
            <text:p>0.122028917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122030822992979" calcext:value-type="float">
            <text:p>0.12203082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12203081284133" calcext:value-type="float">
            <text:p>0.122030812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122003600687786" calcext:value-type="float">
            <text:p>0.122003600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122003712866233" calcext:value-type="float">
            <text:p>0.122003712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122003577997666" calcext:value-type="float">
            <text:p>0.12200357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122091094355601" calcext:value-type="float">
            <text:p>0.122091094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122091056651212" calcext:value-type="float">
            <text:p>0.1220910567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122201958074005" calcext:value-type="float">
            <text:p>0.122201958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122231781339933" calcext:value-type="float">
            <text:p>0.122231781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122351547011483" calcext:value-type="float">
            <text:p>0.12235154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122351481326388" calcext:value-type="float">
            <text:p>0.122351481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122344236926245" calcext:value-type="float">
            <text:p>0.122344236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121911487216533" calcext:value-type="float">
            <text:p>0.121911487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21926309717212" calcext:value-type="float">
            <text:p>0.121926309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122214624141437" calcext:value-type="float">
            <text:p>0.122214624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122214730962232" calcext:value-type="float">
            <text:p>0.12221473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122215402933232" calcext:value-type="float">
            <text:p>0.1222154029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122230296209354" calcext:value-type="float">
            <text:p>0.1222302962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122313453345729" calcext:value-type="float">
            <text:p>0.122313453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122117490798255" calcext:value-type="float">
            <text:p>0.122117490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122139827141957" calcext:value-type="float">
            <text:p>0.122139827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122150868632374" calcext:value-type="float">
            <text:p>0.122150868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122165253154804" calcext:value-type="float">
            <text:p>0.122165253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12216021729834" calcext:value-type="float">
            <text:p>0.122160217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122204668237433" calcext:value-type="float">
            <text:p>0.122204668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22204111812204" calcext:value-type="float">
            <text:p>0.122204111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12223131443039" calcext:value-type="float">
            <text:p>0.122231314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122237963601064" calcext:value-type="float">
            <text:p>0.122237963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12220657152984" calcext:value-type="float">
            <text:p>0.122206571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122207112558995" calcext:value-type="float">
            <text:p>0.122207112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122275170597965" calcext:value-type="float">
            <text:p>0.122275170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122275203694769" calcext:value-type="float">
            <text:p>0.122275203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122275195200434" calcext:value-type="float">
            <text:p>0.122275195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122278731447541" calcext:value-type="float">
            <text:p>0.12227873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122409385950557" calcext:value-type="float">
            <text:p>0.12240938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12240927321451" calcext:value-type="float">
            <text:p>0.122409273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122235623114342" calcext:value-type="float">
            <text:p>0.12223562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122249928724552" calcext:value-type="float">
            <text:p>0.122249928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122296440872362" calcext:value-type="float">
            <text:p>0.122296440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122223991863896" calcext:value-type="float">
            <text:p>0.1222239919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12222225183178" calcext:value-type="float">
            <text:p>0.122222251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122232815844289" calcext:value-type="float">
            <text:p>0.122232815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122232856931659" calcext:value-type="float">
            <text:p>0.122232856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122268606515384" calcext:value-type="float">
            <text:p>0.122268606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122346473436879" calcext:value-type="float">
            <text:p>0.1223464734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12132505106561" calcext:value-type="float">
            <text:p>0.1213250511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121329113530851" calcext:value-type="float">
            <text:p>0.121329113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121328367586151" calcext:value-type="float">
            <text:p>0.1213283676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121387166391276" calcext:value-type="float">
            <text:p>0.121387166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12140711556077" calcext:value-type="float">
            <text:p>0.121407115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121407041803268" calcext:value-type="float">
            <text:p>0.121407041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121407260332907" calcext:value-type="float">
            <text:p>0.121407260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121406768011687" calcext:value-type="float">
            <text:p>0.12140676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121431812277237" calcext:value-type="float">
            <text:p>0.121431812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121431813687859" calcext:value-type="float">
            <text:p>0.1214318137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121432047610452" calcext:value-type="float">
            <text:p>0.121432047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121471606598737" calcext:value-type="float">
            <text:p>0.121471606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121540578247225" calcext:value-type="float">
            <text:p>0.1215405782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121582251979949" calcext:value-type="float">
            <text:p>0.121582252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121579980259534" calcext:value-type="float">
            <text:p>0.1215799803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121535799356713" calcext:value-type="float">
            <text:p>0.1215357994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121536499726312" calcext:value-type="float">
            <text:p>0.1215364997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121559502704844" calcext:value-type="float">
            <text:p>0.1215595027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21559583945905" calcext:value-type="float">
            <text:p>0.121559583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121596381670341" calcext:value-type="float">
            <text:p>0.121596381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121596923179999" calcext:value-type="float">
            <text:p>0.121596923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121596928277785" calcext:value-type="float">
            <text:p>0.1215969283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121596928277785" calcext:value-type="float">
            <text:p>0.1215969283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121596911543147" calcext:value-type="float">
            <text:p>0.121596911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121596920027899" calcext:value-type="float">
            <text:p>0.1215969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21596919037685" calcext:value-type="float">
            <text:p>0.121596919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121596921907205" calcext:value-type="float">
            <text:p>0.1215969219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121596382035474" calcext:value-type="float">
            <text:p>0.12159638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121596402081258" calcext:value-type="float">
            <text:p>0.12159640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121596365060978" calcext:value-type="float">
            <text:p>0.1215963651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121606935908931" calcext:value-type="float">
            <text:p>0.1216069359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12096879107521" calcext:value-type="float">
            <text:p>0.1209687911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120968734538039" calcext:value-type="float">
            <text:p>0.120968734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120968704454095" calcext:value-type="float">
            <text:p>0.120968704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120778009467707" calcext:value-type="float">
            <text:p>0.120778009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120778009046142" calcext:value-type="float">
            <text:p>0.12077800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120778032485816" calcext:value-type="float">
            <text:p>0.120778032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120797391388986" calcext:value-type="float">
            <text:p>0.1207973914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120909624445784" calcext:value-type="float">
            <text:p>0.120909624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120935019358084" calcext:value-type="float">
            <text:p>0.1209350194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120947554281399" calcext:value-type="float">
            <text:p>0.1209475543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120891584539876" calcext:value-type="float">
            <text:p>0.120891584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120891225536858" calcext:value-type="float">
            <text:p>0.120891225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120891212675014" calcext:value-type="float">
            <text:p>0.1208912127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120711759804245" calcext:value-type="float">
            <text:p>0.120711759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120711773030836" calcext:value-type="float">
            <text:p>0.12071177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120711788409516" calcext:value-type="float">
            <text:p>0.120711788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120584583643238" calcext:value-type="float">
            <text:p>0.120584583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120333310158774" calcext:value-type="float">
            <text:p>0.1203333102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12035089456346" calcext:value-type="float">
            <text:p>0.120350894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120350893955322" calcext:value-type="float">
            <text:p>0.120350894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120331036665724" calcext:value-type="float">
            <text:p>0.120331036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120332958802048" calcext:value-type="float">
            <text:p>0.1203329588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12033672252019" calcext:value-type="float">
            <text:p>0.120336722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120257016948521" calcext:value-type="float">
            <text:p>0.120257016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120383410534445" calcext:value-type="float">
            <text:p>0.120383410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120391242538801" calcext:value-type="float">
            <text:p>0.120391242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120158776231363" calcext:value-type="float">
            <text:p>0.120158776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120211097010145" calcext:value-type="float">
            <text:p>0.12021109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120218758362074" calcext:value-type="float">
            <text:p>0.1202187584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120218512418961" calcext:value-type="float">
            <text:p>0.120218512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120215415529381" calcext:value-type="float">
            <text:p>0.120215415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120215764925663" calcext:value-type="float">
            <text:p>0.120215764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120215956845315" calcext:value-type="float">
            <text:p>0.120215956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120211459159869" calcext:value-type="float">
            <text:p>0.1202114592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120211459159869" calcext:value-type="float">
            <text:p>0.1202114592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120209421337848" calcext:value-type="float">
            <text:p>0.1202094213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120217714156002" calcext:value-type="float">
            <text:p>0.1202177142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20216898534321" calcext:value-type="float">
            <text:p>0.120216898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120216745239109" calcext:value-type="float">
            <text:p>0.1202167452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120267686115846" calcext:value-type="float">
            <text:p>0.1202676861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120225673985787" calcext:value-type="float">
            <text:p>0.120225674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120291103893632" calcext:value-type="float">
            <text:p>0.1202911039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120367416969057" calcext:value-type="float">
            <text:p>0.120367417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120397974680538" calcext:value-type="float">
            <text:p>0.120397974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120312313849064" calcext:value-type="float">
            <text:p>0.120312313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120430249890091" calcext:value-type="float">
            <text:p>0.120430249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120430250980015" calcext:value-type="float">
            <text:p>0.120430251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120487761734588" calcext:value-type="float">
            <text:p>0.1204877617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120488541881274" calcext:value-type="float">
            <text:p>0.1204885419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120593109332746" calcext:value-type="float">
            <text:p>0.1205931093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12059310416151" calcext:value-type="float">
            <text:p>0.1205931042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120600213929232" calcext:value-type="float">
            <text:p>0.1206002139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120614181080572" calcext:value-type="float">
            <text:p>0.120614181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120614200698505" calcext:value-type="float">
            <text:p>0.1206142007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120588915544672" calcext:value-type="float">
            <text:p>0.120588915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120581427509249" calcext:value-type="float">
            <text:p>0.120581427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120614533472714" calcext:value-type="float">
            <text:p>0.1206145335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120614634350095" calcext:value-type="float">
            <text:p>0.120614634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120614619774912" calcext:value-type="float">
            <text:p>0.1206146198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120614621897814" calcext:value-type="float">
            <text:p>0.1206146219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120612530390616" calcext:value-type="float">
            <text:p>0.120612530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120612528158976" calcext:value-type="float">
            <text:p>0.120612528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120667585373952" calcext:value-type="float">
            <text:p>0.1206675854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120667683958397" calcext:value-type="float">
            <text:p>0.120667684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120803938441939" calcext:value-type="float">
            <text:p>0.1208039384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120841844884077" calcext:value-type="float">
            <text:p>0.1208418449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120850721146757" calcext:value-type="float">
            <text:p>0.120850721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12088012170817" calcext:value-type="float">
            <text:p>0.120880121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12088012170817" calcext:value-type="float">
            <text:p>0.1208801217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12088012170817" calcext:value-type="float">
            <text:p>0.120880121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120885504805231" calcext:value-type="float">
            <text:p>0.1208855048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120874770989331" calcext:value-type="float">
            <text:p>0.120874771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120984301188605" calcext:value-type="float">
            <text:p>0.120984301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120984284146126" calcext:value-type="float">
            <text:p>0.120984284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120984278281292" calcext:value-type="float">
            <text:p>0.1209842783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121105134115915" calcext:value-type="float">
            <text:p>0.121105134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121141390088901" calcext:value-type="float">
            <text:p>0.1211413901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121282015238679" calcext:value-type="float">
            <text:p>0.1212820152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121314158144343" calcext:value-type="float">
            <text:p>0.121314158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121405808758048" calcext:value-type="float">
            <text:p>0.121405808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121407278512758" calcext:value-type="float">
            <text:p>0.1214072785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121407265334202" calcext:value-type="float">
            <text:p>0.1214072653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121407264822479" calcext:value-type="float">
            <text:p>0.1214072648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121181436545324" calcext:value-type="float">
            <text:p>0.1211814365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21321940657778" calcext:value-type="float">
            <text:p>0.1213219407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121321907997631" calcext:value-type="float">
            <text:p>0.12132190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121224858829524" calcext:value-type="float">
            <text:p>0.121224858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21224164941744" calcext:value-type="float">
            <text:p>0.1212241649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121008828405204" calcext:value-type="float">
            <text:p>0.1210088284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121008826890986" calcext:value-type="float">
            <text:p>0.1210088269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121008824436908" calcext:value-type="float">
            <text:p>0.1210088244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12101667276005" calcext:value-type="float">
            <text:p>0.121016672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121016679788335" calcext:value-type="float">
            <text:p>0.1210166798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121016679972309" calcext:value-type="float">
            <text:p>0.1210166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121016679972309" calcext:value-type="float">
            <text:p>0.1210166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12101381080857" calcext:value-type="float">
            <text:p>0.1210138108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121102877057611" calcext:value-type="float">
            <text:p>0.1211028771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121099950946822" calcext:value-type="float">
            <text:p>0.121099950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121100749760791" calcext:value-type="float">
            <text:p>0.1211007498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121177927939654" calcext:value-type="float">
            <text:p>0.1211779279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12121102980763" calcext:value-type="float">
            <text:p>0.1212110298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121213620910243" calcext:value-type="float">
            <text:p>0.1212136209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121213619491907" calcext:value-type="float">
            <text:p>0.1212136195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121324868560793" calcext:value-type="float">
            <text:p>0.1213248686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121330246478969" calcext:value-type="float">
            <text:p>0.1213302465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121330282170897" calcext:value-type="float">
            <text:p>0.1213302822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12136541623997" calcext:value-type="float">
            <text:p>0.1213654162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121365388832355" calcext:value-type="float">
            <text:p>0.121365388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121464744400132" calcext:value-type="float">
            <text:p>0.1214647444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121464788917385" calcext:value-type="float">
            <text:p>0.1214647889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121493856821786" calcext:value-type="float">
            <text:p>0.1214938568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121493822387505" calcext:value-type="float">
            <text:p>0.1214938224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121559602373184" calcext:value-type="float">
            <text:p>0.1215596024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121568484406686" calcext:value-type="float">
            <text:p>0.1215684844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121578257186574" calcext:value-type="float">
            <text:p>0.1215782572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121578220487493" calcext:value-type="float">
            <text:p>0.1215782205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121903758119986" calcext:value-type="float">
            <text:p>0.1219037581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121954304499855" calcext:value-type="float">
            <text:p>0.1219543045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121981948039847" calcext:value-type="float">
            <text:p>0.12198194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121909940511903" calcext:value-type="float">
            <text:p>0.1219099405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121988284836157" calcext:value-type="float">
            <text:p>0.1219882848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122095617818154" calcext:value-type="float">
            <text:p>0.1220956178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122248879498393" calcext:value-type="float">
            <text:p>0.1222488795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122221389909843" calcext:value-type="float">
            <text:p>0.1222213899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122257881676794" calcext:value-type="float">
            <text:p>0.1222578817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118770054139675" calcext:value-type="float">
            <text:p>0.1187700541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11882603781058" calcext:value-type="float">
            <text:p>0.118826037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118849242107736" calcext:value-type="float">
            <text:p>0.118849242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118890272650504" calcext:value-type="float">
            <text:p>0.1188902727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118914702129824" calcext:value-type="float">
            <text:p>0.118914702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11891523301157" calcext:value-type="float">
            <text:p>0.118915233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118921018648173" calcext:value-type="float">
            <text:p>0.118921018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119015745702514" calcext:value-type="float">
            <text:p>0.1190157457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119026203281008" calcext:value-type="float">
            <text:p>0.119026203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119035984202139" calcext:value-type="float">
            <text:p>0.1190359842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119036000306523" calcext:value-type="float">
            <text:p>0.1190360003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119090608637679" calcext:value-type="float">
            <text:p>0.119090608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19090604820783" calcext:value-type="float">
            <text:p>0.1190906048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119090563316823" calcext:value-type="float">
            <text:p>0.1190905633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119161832097724" calcext:value-type="float">
            <text:p>0.1191618321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11926722989291" calcext:value-type="float">
            <text:p>0.1192672299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119267221910733" calcext:value-type="float">
            <text:p>0.1192672219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119267221910733" calcext:value-type="float">
            <text:p>0.1192672219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119267242863183" calcext:value-type="float">
            <text:p>0.119267242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119366691237616" calcext:value-type="float">
            <text:p>0.1193666912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119366688090602" calcext:value-type="float">
            <text:p>0.1193666881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11937207902279" calcext:value-type="float">
            <text:p>0.119372079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119372043368671" calcext:value-type="float">
            <text:p>0.1193720434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119404516272646" calcext:value-type="float">
            <text:p>0.1194045163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119138350636028" calcext:value-type="float">
            <text:p>0.11913835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119146861760446" calcext:value-type="float">
            <text:p>0.1191468618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119515715058041" calcext:value-type="float">
            <text:p>0.119515715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119630684750878" calcext:value-type="float">
            <text:p>0.1196306848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119633074059586" calcext:value-type="float">
            <text:p>0.1196330741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11966832518624" calcext:value-type="float">
            <text:p>0.1196683252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119553901032732" calcext:value-type="float">
            <text:p>0.11955390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119626072262592" calcext:value-type="float">
            <text:p>0.1196260723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119626087131417" calcext:value-type="float">
            <text:p>0.1196260871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119659019312382" calcext:value-type="float">
            <text:p>0.1196590193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119666172603768" calcext:value-type="float">
            <text:p>0.1196661726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119666172711825" calcext:value-type="float">
            <text:p>0.1196661727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119679399498279" calcext:value-type="float">
            <text:p>0.1196793995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119712756851126" calcext:value-type="float">
            <text:p>0.1197127569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119680212052978" calcext:value-type="float">
            <text:p>0.1196802121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119679438781891" calcext:value-type="float">
            <text:p>0.1196794388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119758628606195" calcext:value-type="float">
            <text:p>0.119758628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119817157359285" calcext:value-type="float">
            <text:p>0.1198171574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119761089247653" calcext:value-type="float">
            <text:p>0.1197610892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119706091837501" calcext:value-type="float">
            <text:p>0.1197060918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119705948646171" calcext:value-type="float">
            <text:p>0.1197059486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118893422240693" calcext:value-type="float">
            <text:p>0.118893422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118846306256569" calcext:value-type="float">
            <text:p>0.1188463063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118846306256569" calcext:value-type="float">
            <text:p>0.1188463063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118846306256569" calcext:value-type="float">
            <text:p>0.1188463063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118845844657948" calcext:value-type="float">
            <text:p>0.1188458447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118874589718075" calcext:value-type="float">
            <text:p>0.1188745897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118874585373636" calcext:value-type="float">
            <text:p>0.1188745854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118874585373636" calcext:value-type="float">
            <text:p>0.118874585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118874600207174" calcext:value-type="float">
            <text:p>0.1188746002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11910653113134" calcext:value-type="float">
            <text:p>0.119106531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119112724208079" calcext:value-type="float">
            <text:p>0.119112724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119112621108871" calcext:value-type="float">
            <text:p>0.119112621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119117506865776" calcext:value-type="float">
            <text:p>0.119117506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119139694950083" calcext:value-type="float">
            <text:p>0.119139695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119139032771949" calcext:value-type="float">
            <text:p>0.1191390328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119138994544463" calcext:value-type="float">
            <text:p>0.1191389945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119190676821605" calcext:value-type="float">
            <text:p>0.1191906768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19197307736636" calcext:value-type="float">
            <text:p>0.1191973077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119263282563079" calcext:value-type="float">
            <text:p>0.119263282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119462958980541" calcext:value-type="float">
            <text:p>0.11946295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119463220562254" calcext:value-type="float">
            <text:p>0.119463220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119485509487518" calcext:value-type="float">
            <text:p>0.1194855095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119448125451255" calcext:value-type="float">
            <text:p>0.1194481255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118873584181729" calcext:value-type="float">
            <text:p>0.1188735842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118736462279711" calcext:value-type="float">
            <text:p>0.1187364623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118720473625167" calcext:value-type="float">
            <text:p>0.118720473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118728695333816" calcext:value-type="float">
            <text:p>0.1187286953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118740434543942" calcext:value-type="float">
            <text:p>0.1187404345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118693549908609" calcext:value-type="float">
            <text:p>0.11869354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118704151472701" calcext:value-type="float">
            <text:p>0.118704151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11870325748789" calcext:value-type="float">
            <text:p>0.1187032575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118703688255033" calcext:value-type="float">
            <text:p>0.1187036883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118703657685313" calcext:value-type="float">
            <text:p>0.11870365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118725340415487" calcext:value-type="float">
            <text:p>0.118725340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118661672860198" calcext:value-type="float">
            <text:p>0.1186616729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118679211981238" calcext:value-type="float">
            <text:p>0.11867921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118438838647687" calcext:value-type="float">
            <text:p>0.118438838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11831820280589" calcext:value-type="float">
            <text:p>0.118318202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118340924043476" calcext:value-type="float">
            <text:p>0.118340924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118396627551415" calcext:value-type="float">
            <text:p>0.118396627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118405765261849" calcext:value-type="float">
            <text:p>0.1184057653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118457676463506" calcext:value-type="float">
            <text:p>0.1184576765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118457675896483" calcext:value-type="float">
            <text:p>0.1184576759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118457669636125" calcext:value-type="float">
            <text:p>0.1184576696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118457813781414" calcext:value-type="float">
            <text:p>0.118457813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118315692782293" calcext:value-type="float">
            <text:p>0.118315692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118235278202836" calcext:value-type="float">
            <text:p>0.118235278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118246704438312" calcext:value-type="float">
            <text:p>0.1182467044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118241514772634" calcext:value-type="float">
            <text:p>0.1182415148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118241572358128" calcext:value-type="float">
            <text:p>0.118241572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118247138441181" calcext:value-type="float">
            <text:p>0.11824713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118248128843901" calcext:value-type="float">
            <text:p>0.118248128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118234497586351" calcext:value-type="float">
            <text:p>0.118234497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118234515039611" calcext:value-type="float">
            <text:p>0.11823451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118235626712256" calcext:value-type="float">
            <text:p>0.118235626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118243090156284" calcext:value-type="float">
            <text:p>0.118243090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117980810809294" calcext:value-type="float">
            <text:p>0.1179808108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118019100443934" calcext:value-type="float">
            <text:p>0.118019100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118018695128044" calcext:value-type="float">
            <text:p>0.1180186951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118027190063977" calcext:value-type="float">
            <text:p>0.118027190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11788642675879" calcext:value-type="float">
            <text:p>0.1178864268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117543013326015" calcext:value-type="float">
            <text:p>0.117543013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117540071937128" calcext:value-type="float">
            <text:p>0.1175400719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1176228720917" calcext:value-type="float">
            <text:p>0.117622872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117752159636868" calcext:value-type="float">
            <text:p>0.117752159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11768922418446" calcext:value-type="float">
            <text:p>0.117689224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117689203652959" calcext:value-type="float">
            <text:p>0.1176892037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1768883299662" calcext:value-type="float">
            <text:p>0.117688833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117688905977905" calcext:value-type="float">
            <text:p>0.11768890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117689719780441" calcext:value-type="float">
            <text:p>0.117689719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117854108454157" calcext:value-type="float">
            <text:p>0.117854108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117856546155631" calcext:value-type="float">
            <text:p>0.117856546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117856563279665" calcext:value-type="float">
            <text:p>0.117856563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11789249208854" calcext:value-type="float">
            <text:p>0.117892492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117892058097354" calcext:value-type="float">
            <text:p>0.1178920581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117818026933004" calcext:value-type="float">
            <text:p>0.117818026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117817999531529" calcext:value-type="float">
            <text:p>0.11781799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117850937494411" calcext:value-type="float">
            <text:p>0.117850937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117851909437668" calcext:value-type="float">
            <text:p>0.117851909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117851298943118" calcext:value-type="float">
            <text:p>0.117851298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117851298943118" calcext:value-type="float">
            <text:p>0.117851298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117851154355009" calcext:value-type="float">
            <text:p>0.117851154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117883016664727" calcext:value-type="float">
            <text:p>0.117883016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117883973322483" calcext:value-type="float">
            <text:p>0.1178839733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118376789903351" calcext:value-type="float">
            <text:p>0.118376789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118372772474713" calcext:value-type="float">
            <text:p>0.118372772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118376367674511" calcext:value-type="float">
            <text:p>0.118376367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118385929548232" calcext:value-type="float">
            <text:p>0.118385929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118373213632356" calcext:value-type="float">
            <text:p>0.1183732136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11838478430608" calcext:value-type="float">
            <text:p>0.118384784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118390466761166" calcext:value-type="float">
            <text:p>0.1183904668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117596876871002" calcext:value-type="float">
            <text:p>0.1175968769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117731502960819" calcext:value-type="float">
            <text:p>0.117731503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117655197769497" calcext:value-type="float">
            <text:p>0.117655197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117684145402743" calcext:value-type="float">
            <text:p>0.117684145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117686285524214" calcext:value-type="float">
            <text:p>0.117686285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117757104017245" calcext:value-type="float">
            <text:p>0.11775710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117759993377589" calcext:value-type="float">
            <text:p>0.117759993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117832036482084" calcext:value-type="float">
            <text:p>0.1178320365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117832037234487" calcext:value-type="float">
            <text:p>0.11783203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117905003937006" calcext:value-type="float">
            <text:p>0.117905003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117902905365536" calcext:value-type="float">
            <text:p>0.117902905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117902905365536" calcext:value-type="float">
            <text:p>0.117902905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117905615974759" calcext:value-type="float">
            <text:p>0.11790561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117516243939149" calcext:value-type="float">
            <text:p>0.117516243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11761446596143" calcext:value-type="float">
            <text:p>0.11761446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117657797455738" calcext:value-type="float">
            <text:p>0.117657797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117583255972619" calcext:value-type="float">
            <text:p>0.11758325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11758317737327" calcext:value-type="float">
            <text:p>0.1175831774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117676884926939" calcext:value-type="float">
            <text:p>0.117676884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117693987171945" calcext:value-type="float">
            <text:p>0.117693987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1177410556904" calcext:value-type="float">
            <text:p>0.117741055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117775946849907" calcext:value-type="float">
            <text:p>0.1177759468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117735975843981" calcext:value-type="float">
            <text:p>0.117735975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117691253807609" calcext:value-type="float">
            <text:p>0.117691253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11767350249445" calcext:value-type="float">
            <text:p>0.117673502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117766027378221" calcext:value-type="float">
            <text:p>0.117766027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17766027378221" calcext:value-type="float">
            <text:p>0.117766027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117676510785891" calcext:value-type="float">
            <text:p>0.117676510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117685691080877" calcext:value-type="float">
            <text:p>0.117685691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117707306695485" calcext:value-type="float">
            <text:p>0.117707306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11713860532221" calcext:value-type="float">
            <text:p>0.117138605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117138580467728" calcext:value-type="float">
            <text:p>0.117138580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117138365867004" calcext:value-type="float">
            <text:p>0.117138365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11716432632938" calcext:value-type="float">
            <text:p>0.117164326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117138502581429" calcext:value-type="float">
            <text:p>0.117138502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117138499387314" calcext:value-type="float">
            <text:p>0.117138499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117138336440341" calcext:value-type="float">
            <text:p>0.117138336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117155994820873" calcext:value-type="float">
            <text:p>0.117155994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117155961873148" calcext:value-type="float">
            <text:p>0.117155961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11722662060995" calcext:value-type="float">
            <text:p>0.117226620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117226625480423" calcext:value-type="float">
            <text:p>0.117226625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11723774187484" calcext:value-type="float">
            <text:p>0.117237741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117316381829736" calcext:value-type="float">
            <text:p>0.117316381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117316423370081" calcext:value-type="float">
            <text:p>0.117316423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117350025236476" calcext:value-type="float">
            <text:p>0.117350025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11734955597661" calcext:value-type="float">
            <text:p>0.11734955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117351261128353" calcext:value-type="float">
            <text:p>0.117351261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117351370164463" calcext:value-type="float">
            <text:p>0.117351370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117376759388124" calcext:value-type="float">
            <text:p>0.117376759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117376759388124" calcext:value-type="float">
            <text:p>0.117376759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117455785899771" calcext:value-type="float">
            <text:p>0.117455785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12588415743851" calcext:value-type="float">
            <text:p>0.125884157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125934834824453" calcext:value-type="float">
            <text:p>0.125934834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125935015737061" calcext:value-type="float">
            <text:p>0.125935015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125935015737061" calcext:value-type="float">
            <text:p>0.125935015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12548609003777" calcext:value-type="float">
            <text:p>0.1254860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125541443027582" calcext:value-type="float">
            <text:p>0.125541443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125463654985372" calcext:value-type="float">
            <text:p>0.12546365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125370188131256" calcext:value-type="float">
            <text:p>0.1253701881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12537017434467" calcext:value-type="float">
            <text:p>0.125370174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12544820898717" calcext:value-type="float">
            <text:p>0.125448209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12544820898717" calcext:value-type="float">
            <text:p>0.12544820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125501028484961" calcext:value-type="float">
            <text:p>0.125501028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125534960185673" calcext:value-type="float">
            <text:p>0.125534960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125535109902258" calcext:value-type="float">
            <text:p>0.125535109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125535090550118" calcext:value-type="float">
            <text:p>0.125535090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125789359125678" calcext:value-type="float">
            <text:p>0.125789359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125789320812013" calcext:value-type="float">
            <text:p>0.1257893208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125789328989979" calcext:value-type="float">
            <text:p>0.12578932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125789328756037" calcext:value-type="float">
            <text:p>0.125789328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125802528519068" calcext:value-type="float">
            <text:p>0.125802528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125802392695596" calcext:value-type="float">
            <text:p>0.125802392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125803223982905" calcext:value-type="float">
            <text:p>0.12580322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125804008098745" calcext:value-type="float">
            <text:p>0.1258040081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125803990804383" calcext:value-type="float">
            <text:p>0.1258039908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1258516059343" calcext:value-type="float">
            <text:p>0.1258516059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2585160630859" calcext:value-type="float">
            <text:p>0.125851606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12585160630859" calcext:value-type="float">
            <text:p>0.125851606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125851575860424" calcext:value-type="float">
            <text:p>0.1258515759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125853393377171" calcext:value-type="float">
            <text:p>0.1258533934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125853393377171" calcext:value-type="float">
            <text:p>0.125853393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125853393377171" calcext:value-type="float">
            <text:p>0.1258533934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125837823967742" calcext:value-type="float">
            <text:p>0.12583782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125837823967742" calcext:value-type="float">
            <text:p>0.125837824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125851210036182" calcext:value-type="float">
            <text:p>0.12585121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125976241824178" calcext:value-type="float">
            <text:p>0.1259762418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125976238292768" calcext:value-type="float">
            <text:p>0.125976238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125976238068948" calcext:value-type="float">
            <text:p>0.1259762381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125979861303015" calcext:value-type="float">
            <text:p>0.1259798613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126193795149588" calcext:value-type="float">
            <text:p>0.1261937951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126193918831482" calcext:value-type="float">
            <text:p>0.1261939188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124810371549545" calcext:value-type="float">
            <text:p>0.124810371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124814124283171" calcext:value-type="float">
            <text:p>0.1248141243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124814235989014" calcext:value-type="float">
            <text:p>0.12481423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124814052642554" calcext:value-type="float">
            <text:p>0.1248140526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124818599631164" calcext:value-type="float">
            <text:p>0.124818599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124814404820186" calcext:value-type="float">
            <text:p>0.1248144048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124813746443056" calcext:value-type="float">
            <text:p>0.1248137464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124845045563668" calcext:value-type="float">
            <text:p>0.124845045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124855077234226" calcext:value-type="float">
            <text:p>0.124855077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124832208169985" calcext:value-type="float">
            <text:p>0.1248322082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120433012382343" calcext:value-type="float">
            <text:p>0.1204330124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1205600455522" calcext:value-type="float">
            <text:p>0.120560045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120561548519299" calcext:value-type="float">
            <text:p>0.1205615485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120561548519299" calcext:value-type="float">
            <text:p>0.1205615485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120563050185896" calcext:value-type="float">
            <text:p>0.120563050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12060593830092" calcext:value-type="float">
            <text:p>0.120605938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120618510250641" calcext:value-type="float">
            <text:p>0.120618510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120617778557036" calcext:value-type="float">
            <text:p>0.1206177786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120584817624547" calcext:value-type="float">
            <text:p>0.120584817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120584755176468" calcext:value-type="float">
            <text:p>0.1205847552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120585262569483" calcext:value-type="float">
            <text:p>0.120585262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120584083415231" calcext:value-type="float">
            <text:p>0.1205840834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120589712463681" calcext:value-type="float">
            <text:p>0.120589712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120533381748923" calcext:value-type="float">
            <text:p>0.120533381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120980980894501" calcext:value-type="float">
            <text:p>0.120980980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120861103252832" calcext:value-type="float">
            <text:p>0.120861103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120861112946475" calcext:value-type="float">
            <text:p>0.120861112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120894632888401" calcext:value-type="float">
            <text:p>0.120894632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120920211140178" calcext:value-type="float">
            <text:p>0.1209202111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120937250524458" calcext:value-type="float">
            <text:p>0.120937250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121026393040143" calcext:value-type="float">
            <text:p>0.12102639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121058167680442" calcext:value-type="float">
            <text:p>0.121058167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121058187947409" calcext:value-type="float">
            <text:p>0.121058187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120969236395639" calcext:value-type="float">
            <text:p>0.120969236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120970083095426" calcext:value-type="float">
            <text:p>0.120970083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120999539763519" calcext:value-type="float">
            <text:p>0.120999539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120934451652976" calcext:value-type="float">
            <text:p>0.120934451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120936531430477" calcext:value-type="float">
            <text:p>0.120936531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120936532501077" calcext:value-type="float">
            <text:p>0.120936532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120936533115941" calcext:value-type="float">
            <text:p>0.120936533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120936517584808" calcext:value-type="float">
            <text:p>0.120936517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120966272080598" calcext:value-type="float">
            <text:p>0.120966272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120966272080598" calcext:value-type="float">
            <text:p>0.120966272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121418145799924" calcext:value-type="float">
            <text:p>0.1214181458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121418087207278" calcext:value-type="float">
            <text:p>0.121418087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121418292211786" calcext:value-type="float">
            <text:p>0.121418292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121472350747429" calcext:value-type="float">
            <text:p>0.12147235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121473839121281" calcext:value-type="float">
            <text:p>0.121473839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121483436743761" calcext:value-type="float">
            <text:p>0.121483436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21483438489295" calcext:value-type="float">
            <text:p>0.121483438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121506071193231" calcext:value-type="float">
            <text:p>0.121506071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121472266978247" calcext:value-type="float">
            <text:p>0.12147226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121490510760899" calcext:value-type="float">
            <text:p>0.121490510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121324745244256" calcext:value-type="float">
            <text:p>0.121324745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121324774634697" calcext:value-type="float">
            <text:p>0.121324774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121333427753549" calcext:value-type="float">
            <text:p>0.121333427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121333423072052" calcext:value-type="float">
            <text:p>0.121333423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121361215402933" calcext:value-type="float">
            <text:p>0.121361215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121361296673466" calcext:value-type="float">
            <text:p>0.121361296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121366943896299" calcext:value-type="float">
            <text:p>0.121366943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121336245149329" calcext:value-type="float">
            <text:p>0.1213362451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121509157661532" calcext:value-type="float">
            <text:p>0.121509157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121508897177872" calcext:value-type="float">
            <text:p>0.121508897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121509882082813" calcext:value-type="float">
            <text:p>0.121509882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12144017157539" calcext:value-type="float">
            <text:p>0.121440171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121440176047466" calcext:value-type="float">
            <text:p>0.1214401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121496609189972" calcext:value-type="float">
            <text:p>0.121496609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121496633317011" calcext:value-type="float">
            <text:p>0.121496633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120891444766658" calcext:value-type="float">
            <text:p>0.1208914448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120831839545238" calcext:value-type="float">
            <text:p>0.120831839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120833603742393" calcext:value-type="float">
            <text:p>0.120833603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120833638629865" calcext:value-type="float">
            <text:p>0.120833638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120938580899002" calcext:value-type="float">
            <text:p>0.1209385809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120951579900792" calcext:value-type="float">
            <text:p>0.120951579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120776754585934" calcext:value-type="float">
            <text:p>0.120776754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119470999981177" calcext:value-type="float">
            <text:p>0.11947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119464089442301" calcext:value-type="float">
            <text:p>0.119464089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119464082353196" calcext:value-type="float">
            <text:p>0.1194640824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119464164388293" calcext:value-type="float">
            <text:p>0.119464164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11935253715059" calcext:value-type="float">
            <text:p>0.1193525372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11935253715059" calcext:value-type="float">
            <text:p>0.119352537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119355634744144" calcext:value-type="float">
            <text:p>0.1193556347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119355634803356" calcext:value-type="float">
            <text:p>0.119355634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119355642834695" calcext:value-type="float">
            <text:p>0.119355642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11935564581362" calcext:value-type="float">
            <text:p>0.1193556458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19285001189466" calcext:value-type="float">
            <text:p>0.119285001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119241311570887" calcext:value-type="float">
            <text:p>0.1192413116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119294421433634" calcext:value-type="float">
            <text:p>0.1192944214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11929662194933" calcext:value-type="float">
            <text:p>0.1192966219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118987328937406" calcext:value-type="float">
            <text:p>0.1189873289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118987327287195" calcext:value-type="float">
            <text:p>0.1189873273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118815344785608" calcext:value-type="float">
            <text:p>0.118815344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118815344785608" calcext:value-type="float">
            <text:p>0.118815344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118815345030913" calcext:value-type="float">
            <text:p>0.11881534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118815267893917" calcext:value-type="float">
            <text:p>0.118815267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11881526828388" calcext:value-type="float">
            <text:p>0.118815268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118860523177075" calcext:value-type="float">
            <text:p>0.1188605232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118854109169909" calcext:value-type="float">
            <text:p>0.1188541092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119118583624348" calcext:value-type="float">
            <text:p>0.119118583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119121879755422" calcext:value-type="float">
            <text:p>0.119121879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119121560538393" calcext:value-type="float">
            <text:p>0.119121560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119117484105055" calcext:value-type="float">
            <text:p>0.1191174841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119084942095997" calcext:value-type="float">
            <text:p>0.119084942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119084914204101" calcext:value-type="float">
            <text:p>0.119084914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119152668150916" calcext:value-type="float">
            <text:p>0.1191526682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119403548011459" calcext:value-type="float">
            <text:p>0.11940354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119403557055716" calcext:value-type="float">
            <text:p>0.119403557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119394173802987" calcext:value-type="float">
            <text:p>0.119394173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119394175542729" calcext:value-type="float">
            <text:p>0.119394175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119511033347315" calcext:value-type="float">
            <text:p>0.1195110333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119513898563225" calcext:value-type="float">
            <text:p>0.1195138986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119514502877989" calcext:value-type="float">
            <text:p>0.1195145029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119516966016041" calcext:value-type="float">
            <text:p>0.119516966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119607033707986" calcext:value-type="float">
            <text:p>0.119607033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119632432578736" calcext:value-type="float">
            <text:p>0.119632432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119632430166649" calcext:value-type="float">
            <text:p>0.119632430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119724142151049" calcext:value-type="float">
            <text:p>0.119724142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119765238242801" calcext:value-type="float">
            <text:p>0.1197652382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120033851358415" calcext:value-type="float">
            <text:p>0.1200338514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12003392021803" calcext:value-type="float">
            <text:p>0.120033920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12003392027179" calcext:value-type="float">
            <text:p>0.1200339203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12003392027179" calcext:value-type="float">
            <text:p>0.1200339203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120033971726623" calcext:value-type="float">
            <text:p>0.1200339717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120033971726623" calcext:value-type="float">
            <text:p>0.1200339717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120058103239408" calcext:value-type="float">
            <text:p>0.1200581032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120052710933661" calcext:value-type="float">
            <text:p>0.1200527109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120052710933661" calcext:value-type="float">
            <text:p>0.1200527109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120052710933661" calcext:value-type="float">
            <text:p>0.120052710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120052710933661" calcext:value-type="float">
            <text:p>0.1200527109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120052710216126" calcext:value-type="float">
            <text:p>0.120052710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120052708547133" calcext:value-type="float">
            <text:p>0.1200527085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120052708850705" calcext:value-type="float">
            <text:p>0.1200527089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120066799050921" calcext:value-type="float">
            <text:p>0.120066799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120066799579204" calcext:value-type="float">
            <text:p>0.1200667996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120066797202" calcext:value-type="float">
            <text:p>0.1200667972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120088283449778" calcext:value-type="float">
            <text:p>0.1200882834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1200882830795" calcext:value-type="float">
            <text:p>0.1200882831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120004140835243" calcext:value-type="float">
            <text:p>0.12000414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120090824111406" calcext:value-type="float">
            <text:p>0.1200908241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120086695985445" calcext:value-type="float">
            <text:p>0.120086696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120086695985445" calcext:value-type="float">
            <text:p>0.12008669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120098386986162" calcext:value-type="float">
            <text:p>0.120098387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120234869761644" calcext:value-type="float">
            <text:p>0.120234869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120427377703598" calcext:value-type="float">
            <text:p>0.1204273777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120427377820407" calcext:value-type="float">
            <text:p>0.120427377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120427381597711" calcext:value-type="float">
            <text:p>0.1204273816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120427381597711" calcext:value-type="float">
            <text:p>0.120427381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120432404396904" calcext:value-type="float">
            <text:p>0.120432404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120432404385519" calcext:value-type="float">
            <text:p>0.1204324044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2055180099677" calcext:value-type="float">
            <text:p>0.120551801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12055180099677" calcext:value-type="float">
            <text:p>0.120551801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120180536435068" calcext:value-type="float">
            <text:p>0.1201805364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120192801525931" calcext:value-type="float">
            <text:p>0.1201928015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120192800678378" calcext:value-type="float">
            <text:p>0.1201928007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120192800678378" calcext:value-type="float">
            <text:p>0.1201928007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120192800792464" calcext:value-type="float">
            <text:p>0.1201928008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120200949264755" calcext:value-type="float">
            <text:p>0.120200949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120215237238139" calcext:value-type="float">
            <text:p>0.120215237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120330104036993" calcext:value-type="float">
            <text:p>0.120330104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120330120006551" calcext:value-type="float">
            <text:p>0.12033012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12020439420136" calcext:value-type="float">
            <text:p>0.120204394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120253975803991" calcext:value-type="float">
            <text:p>0.1202539758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120254021805019" calcext:value-type="float">
            <text:p>0.1202540218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120257950204934" calcext:value-type="float">
            <text:p>0.120257950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120257950455583" calcext:value-type="float">
            <text:p>0.1202579505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120346963215579" calcext:value-type="float">
            <text:p>0.1203469632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120366621646783" calcext:value-type="float">
            <text:p>0.1203666216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12066992547539" calcext:value-type="float">
            <text:p>0.1206699255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120698522690752" calcext:value-type="float">
            <text:p>0.1206985227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120698525470084" calcext:value-type="float">
            <text:p>0.1206985255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20698529453941" calcext:value-type="float">
            <text:p>0.1206985295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120716076393965" calcext:value-type="float">
            <text:p>0.1207160764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120663380194168" calcext:value-type="float">
            <text:p>0.1206633802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120673331327284" calcext:value-type="float">
            <text:p>0.1206733313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120700702320737" calcext:value-type="float">
            <text:p>0.120700702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120697838419541" calcext:value-type="float">
            <text:p>0.1206978384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120711804206624" calcext:value-type="float">
            <text:p>0.1207118042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120711804134441" calcext:value-type="float">
            <text:p>0.1207118041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120711804134441" calcext:value-type="float">
            <text:p>0.1207118041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120708488920708" calcext:value-type="float">
            <text:p>0.1207084889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120709709503487" calcext:value-type="float">
            <text:p>0.1207097095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120709707100331" calcext:value-type="float">
            <text:p>0.1207097071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120709696276013" calcext:value-type="float">
            <text:p>0.120709696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120700401260224" calcext:value-type="float">
            <text:p>0.120700401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120700401260224" calcext:value-type="float">
            <text:p>0.1207004013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121084575106801" calcext:value-type="float">
            <text:p>0.1210845751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121081440683118" calcext:value-type="float">
            <text:p>0.1210814407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12108716192646" calcext:value-type="float">
            <text:p>0.1210871619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121087162000691" calcext:value-type="float">
            <text:p>0.12108716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121126116083571" calcext:value-type="float">
            <text:p>0.1211261161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121141068009418" calcext:value-type="float">
            <text:p>0.121141068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121166279753894" calcext:value-type="float">
            <text:p>0.121166279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121166274010975" calcext:value-type="float">
            <text:p>0.121166274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120979731264714" calcext:value-type="float">
            <text:p>0.1209797313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12101438197106" calcext:value-type="float">
            <text:p>0.12101438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121021327457981" calcext:value-type="float">
            <text:p>0.1210213275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121021327358821" calcext:value-type="float">
            <text:p>0.121021327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121128914016168" calcext:value-type="float">
            <text:p>0.121128914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121128880925147" calcext:value-type="float">
            <text:p>0.1211288809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121243673938869" calcext:value-type="float">
            <text:p>0.1212436739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121243681276648" calcext:value-type="float">
            <text:p>0.1212436813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121250551358783" calcext:value-type="float">
            <text:p>0.1212505514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121250570655999" calcext:value-type="float">
            <text:p>0.1212505707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121255938228685" calcext:value-type="float">
            <text:p>0.121255938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121253605065854" calcext:value-type="float">
            <text:p>0.1212536051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121166253056918" calcext:value-type="float">
            <text:p>0.121166253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121166253909052" calcext:value-type="float">
            <text:p>0.1211662539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121166254542021" calcext:value-type="float">
            <text:p>0.1211662545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12116720213574" calcext:value-type="float">
            <text:p>0.1211672021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121070193833436" calcext:value-type="float">
            <text:p>0.121070193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121071487426682" calcext:value-type="float">
            <text:p>0.1210714874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120894222531704" calcext:value-type="float">
            <text:p>0.1208942225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120928347143984" calcext:value-type="float">
            <text:p>0.120928347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120928386876667" calcext:value-type="float">
            <text:p>0.1209283869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121033669036482" calcext:value-type="float">
            <text:p>0.12103366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121033669036482" calcext:value-type="float">
            <text:p>0.12103366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121056103522271" calcext:value-type="float">
            <text:p>0.121056103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.121056103587937" calcext:value-type="float">
            <text:p>0.121056103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.121123156538621" calcext:value-type="float">
            <text:p>0.1211231565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121123239357597" calcext:value-type="float">
            <text:p>0.1211232394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21163806897368" calcext:value-type="float">
            <text:p>0.1211638069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121275887492834" calcext:value-type="float">
            <text:p>0.1212758875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121494131162689" calcext:value-type="float">
            <text:p>0.1214941312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121530882351104" calcext:value-type="float">
            <text:p>0.1215308824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121530883967716" calcext:value-type="float">
            <text:p>0.12153088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121621306540184" calcext:value-type="float">
            <text:p>0.1216213065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121621301879461" calcext:value-type="float">
            <text:p>0.1216213019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121389727453397" calcext:value-type="float">
            <text:p>0.1213897275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121537521433656" calcext:value-type="float">
            <text:p>0.1215375214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121537499332512" calcext:value-type="float">
            <text:p>0.1215374993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121600759522415" calcext:value-type="float">
            <text:p>0.121600759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12160070884292" calcext:value-type="float">
            <text:p>0.121600708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121602293396263" calcext:value-type="float">
            <text:p>0.1216022934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12160242522489" calcext:value-type="float">
            <text:p>0.1216024252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121585012440291" calcext:value-type="float">
            <text:p>0.1215850124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121585415949109" calcext:value-type="float">
            <text:p>0.1215854159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121585415949109" calcext:value-type="float">
            <text:p>0.121585415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121651183458668" calcext:value-type="float">
            <text:p>0.121651183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121457860122653" calcext:value-type="float">
            <text:p>0.1214578601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121457823002279" calcext:value-type="float">
            <text:p>0.121457823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121304382969826" calcext:value-type="float">
            <text:p>0.121304383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121353456030396" calcext:value-type="float">
            <text:p>0.121353456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121353446893665" calcext:value-type="float">
            <text:p>0.1213534469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121353446893665" calcext:value-type="float">
            <text:p>0.121353446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121415432488484" calcext:value-type="float">
            <text:p>0.121415432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121432464816928" calcext:value-type="float">
            <text:p>0.121432464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121432451800245" calcext:value-type="float">
            <text:p>0.12143245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121440433725205" calcext:value-type="float">
            <text:p>0.1214404337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121440433725205" calcext:value-type="float">
            <text:p>0.1214404337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121440443377804" calcext:value-type="float">
            <text:p>0.1214404434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121440137493815" calcext:value-type="float">
            <text:p>0.1214401375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121442783915025" calcext:value-type="float">
            <text:p>0.1214427839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121451455268495" calcext:value-type="float">
            <text:p>0.121451455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121392654990439" calcext:value-type="float">
            <text:p>0.121392655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121392477190811" calcext:value-type="float">
            <text:p>0.1213924772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12140078690308" calcext:value-type="float">
            <text:p>0.1214007869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121400539905053" calcext:value-type="float">
            <text:p>0.1214005399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121360765650137" calcext:value-type="float">
            <text:p>0.1213607657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121359398943386" calcext:value-type="float">
            <text:p>0.12135939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121359480472466" calcext:value-type="float">
            <text:p>0.121359480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1213594733814" calcext:value-type="float">
            <text:p>0.121359473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121375487815815" calcext:value-type="float">
            <text:p>0.1213754878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121375488182046" calcext:value-type="float">
            <text:p>0.1213754882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121375523780603" calcext:value-type="float">
            <text:p>0.1213755238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121375523869837" calcext:value-type="float">
            <text:p>0.1213755239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121375523869837" calcext:value-type="float">
            <text:p>0.1213755239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121375184250116" calcext:value-type="float">
            <text:p>0.1213751843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121375183367049" calcext:value-type="float">
            <text:p>0.1213751834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121379534611737" calcext:value-type="float">
            <text:p>0.121379534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121385263285187" calcext:value-type="float">
            <text:p>0.121385263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21385244205434" calcext:value-type="float">
            <text:p>0.121385244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12140392073712" calcext:value-type="float">
            <text:p>0.1214039207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121377180227937" calcext:value-type="float">
            <text:p>0.121377180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121334110859345" calcext:value-type="float">
            <text:p>0.1213341109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121334118093343" calcext:value-type="float">
            <text:p>0.121334118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121334116902856" calcext:value-type="float">
            <text:p>0.1213341169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121334117296483" calcext:value-type="float">
            <text:p>0.1213341173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121408679572625" calcext:value-type="float">
            <text:p>0.1214086796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121408866079828" calcext:value-type="float">
            <text:p>0.1214088661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121408864763545" calcext:value-type="float">
            <text:p>0.121408864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121408864468779" calcext:value-type="float">
            <text:p>0.1214088645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121408872519928" calcext:value-type="float">
            <text:p>0.1214088725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121408872949646" calcext:value-type="float">
            <text:p>0.1214088729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121022711095536" calcext:value-type="float">
            <text:p>0.1210227111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121022711108287" calcext:value-type="float">
            <text:p>0.1210227111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121022711108287" calcext:value-type="float">
            <text:p>0.1210227111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121149528501467" calcext:value-type="float">
            <text:p>0.1211495285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121186911605831" calcext:value-type="float">
            <text:p>0.121186911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1212916091667" calcext:value-type="float">
            <text:p>0.121291609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121321846166478" calcext:value-type="float">
            <text:p>0.1213218462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121425010962651" calcext:value-type="float">
            <text:p>0.121425011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121425003799847" calcext:value-type="float">
            <text:p>0.1214250038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121424997589753" calcext:value-type="float">
            <text:p>0.1214249976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121428290769574" calcext:value-type="float">
            <text:p>0.1214282908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12142828742842" calcext:value-type="float">
            <text:p>0.1214282874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12142828742842" calcext:value-type="float">
            <text:p>0.1214282874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12142828742842" calcext:value-type="float">
            <text:p>0.121428287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12142828742842" calcext:value-type="float">
            <text:p>0.1214282874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12142828742842" calcext:value-type="float">
            <text:p>0.1214282874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12142828742842" calcext:value-type="float">
            <text:p>0.121428287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121428237719644" calcext:value-type="float">
            <text:p>0.1214282377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121428240055852" calcext:value-type="float">
            <text:p>0.1214282401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121460639167804" calcext:value-type="float">
            <text:p>0.1214606392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121461142866277" calcext:value-type="float">
            <text:p>0.1214611429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121545593748972" calcext:value-type="float">
            <text:p>0.1215455937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121545651297742" calcext:value-type="float">
            <text:p>0.1215456513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121559412033852" calcext:value-type="float">
            <text:p>0.121559412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121559415489715" calcext:value-type="float">
            <text:p>0.1215594155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121559415366878" calcext:value-type="float">
            <text:p>0.121559415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121559507529567" calcext:value-type="float">
            <text:p>0.1215595075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121593655427231" calcext:value-type="float">
            <text:p>0.1215936554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1214609911065" calcext:value-type="float">
            <text:p>0.121460991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121460990176814" calcext:value-type="float">
            <text:p>0.1214609902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121488880970696" calcext:value-type="float">
            <text:p>0.121488881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121488886506472" calcext:value-type="float">
            <text:p>0.121488886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121488689969634" calcext:value-type="float">
            <text:p>0.12148869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121531785526216" calcext:value-type="float">
            <text:p>0.121531785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121531785526216" calcext:value-type="float">
            <text:p>0.121531785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121531785526216" calcext:value-type="float">
            <text:p>0.1215317855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121530110733777" calcext:value-type="float">
            <text:p>0.1215301107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121707344932434" calcext:value-type="float">
            <text:p>0.121707344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121712326544766" calcext:value-type="float">
            <text:p>0.1217123265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121712322359313" calcext:value-type="float">
            <text:p>0.1217123224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12174452516855" calcext:value-type="float">
            <text:p>0.1217445252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121459381441474" calcext:value-type="float">
            <text:p>0.1214593814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121465952903657" calcext:value-type="float">
            <text:p>0.1214659529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121594631647045" calcext:value-type="float">
            <text:p>0.1215946316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121656356888932" calcext:value-type="float">
            <text:p>0.121656356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121673903382596" calcext:value-type="float">
            <text:p>0.1216739034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121673903382596" calcext:value-type="float">
            <text:p>0.1216739034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121673979178121" calcext:value-type="float">
            <text:p>0.121673979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121673979178121" calcext:value-type="float">
            <text:p>0.1216739792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121673979178121" calcext:value-type="float">
            <text:p>0.1216739792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12167621945327" calcext:value-type="float">
            <text:p>0.1216762195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12167621945327" calcext:value-type="float">
            <text:p>0.121676219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12167621945327" calcext:value-type="float">
            <text:p>0.121676219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121690659757794" calcext:value-type="float">
            <text:p>0.1216906598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121865589977306" calcext:value-type="float">
            <text:p>0.12186559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122003297296484" calcext:value-type="float">
            <text:p>0.1220032973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12343511246043" calcext:value-type="float">
            <text:p>0.1234351125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123464236505677" calcext:value-type="float">
            <text:p>0.123464236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123464238591401" calcext:value-type="float">
            <text:p>0.1234642386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123464238591401" calcext:value-type="float">
            <text:p>0.1234642386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123462748671889" calcext:value-type="float">
            <text:p>0.1234627487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123506546041091" calcext:value-type="float">
            <text:p>0.123506546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123506546041091" calcext:value-type="float">
            <text:p>0.123506546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123619452623603" calcext:value-type="float">
            <text:p>0.123619452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123650286879117" calcext:value-type="float">
            <text:p>0.123650286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123651608954058" calcext:value-type="float">
            <text:p>0.12365160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123796163386396" calcext:value-type="float">
            <text:p>0.1237961634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123826936754092" calcext:value-type="float">
            <text:p>0.1238269368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123889891295162" calcext:value-type="float">
            <text:p>0.123889891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23871322675455" calcext:value-type="float">
            <text:p>0.123871322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123878308970344" calcext:value-type="float">
            <text:p>0.123878309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123881271088174" calcext:value-type="float">
            <text:p>0.1238812711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123881243592038" calcext:value-type="float">
            <text:p>0.1238812436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123867531840721" calcext:value-type="float">
            <text:p>0.1238675318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123878972910468" calcext:value-type="float">
            <text:p>0.123878972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123878957124793" calcext:value-type="float">
            <text:p>0.1238789571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123878957124793" calcext:value-type="float">
            <text:p>0.123878957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123995590517887" calcext:value-type="float">
            <text:p>0.123995590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124005705559564" calcext:value-type="float">
            <text:p>0.1240057056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123684186555064" calcext:value-type="float">
            <text:p>0.123684186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123692801489715" calcext:value-type="float">
            <text:p>0.123692801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123692739110784" calcext:value-type="float">
            <text:p>0.1236927391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123838961982145" calcext:value-type="float">
            <text:p>0.123838962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123848732410925" calcext:value-type="float">
            <text:p>0.1238487324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123848842286186" calcext:value-type="float">
            <text:p>0.1238488423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123848842286186" calcext:value-type="float">
            <text:p>0.1238488423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123848825313728" calcext:value-type="float">
            <text:p>0.1238488253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23863183107025" calcext:value-type="float">
            <text:p>0.1238631831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123944635305986" calcext:value-type="float">
            <text:p>0.1239446353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124002710401216" calcext:value-type="float">
            <text:p>0.1240027104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124002816756855" calcext:value-type="float">
            <text:p>0.1240028168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124002772416412" calcext:value-type="float">
            <text:p>0.1240027724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124002781819557" calcext:value-type="float">
            <text:p>0.1240027818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124002803790225" calcext:value-type="float">
            <text:p>0.124002803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124002803950651" calcext:value-type="float">
            <text:p>0.124002804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123944167309825" calcext:value-type="float">
            <text:p>0.123944167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123944167309825" calcext:value-type="float">
            <text:p>0.1239441673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123944172632252" calcext:value-type="float">
            <text:p>0.1239441726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123871021542352" calcext:value-type="float">
            <text:p>0.1238710215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123871032684526" calcext:value-type="float">
            <text:p>0.1238710327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123800965433112" calcext:value-type="float">
            <text:p>0.1238009654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123800965433112" calcext:value-type="float">
            <text:p>0.1238009654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123824012165683" calcext:value-type="float">
            <text:p>0.123824012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12384813314264" calcext:value-type="float">
            <text:p>0.1238481331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123848163026795" calcext:value-type="float">
            <text:p>0.12384816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123851878653445" calcext:value-type="float">
            <text:p>0.1238518787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23902949161628" calcext:value-type="float">
            <text:p>0.123902949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123844726680211" calcext:value-type="float">
            <text:p>0.123844726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123844716556683" calcext:value-type="float">
            <text:p>0.1238447166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123989438664078" calcext:value-type="float">
            <text:p>0.1239894387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124003485383645" calcext:value-type="float">
            <text:p>0.124003485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123910624184012" calcext:value-type="float">
            <text:p>0.1239106242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123910657715715" calcext:value-type="float">
            <text:p>0.123910657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124075799737304" calcext:value-type="float">
            <text:p>0.124075799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124075220087294" calcext:value-type="float">
            <text:p>0.124075220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124087179000952" calcext:value-type="float">
            <text:p>0.12408717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124162456104563" calcext:value-type="float">
            <text:p>0.1241624561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124162451419388" calcext:value-type="float">
            <text:p>0.124162451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124162451419388" calcext:value-type="float">
            <text:p>0.124162451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124257588160111" calcext:value-type="float">
            <text:p>0.124257588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124368828436659" calcext:value-type="float">
            <text:p>0.124368828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124399192344678" calcext:value-type="float">
            <text:p>0.124399192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124401691164465" calcext:value-type="float">
            <text:p>0.124401691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124449993373099" calcext:value-type="float">
            <text:p>0.1244499934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124449987608512" calcext:value-type="float">
            <text:p>0.124449987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124448401591067" calcext:value-type="float">
            <text:p>0.1244484016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124448401591067" calcext:value-type="float">
            <text:p>0.124448401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124448395061941" calcext:value-type="float">
            <text:p>0.124448395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124530474379828" calcext:value-type="float">
            <text:p>0.1245304744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124530483313367" calcext:value-type="float">
            <text:p>0.1245304833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124684749571864" calcext:value-type="float">
            <text:p>0.1246847496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124709134735173" calcext:value-type="float">
            <text:p>0.1247091347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124913516116706" calcext:value-type="float">
            <text:p>0.124913516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124892451010672" calcext:value-type="float">
            <text:p>0.12489245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124985572788899" calcext:value-type="float">
            <text:p>0.124985572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124985572788899" calcext:value-type="float">
            <text:p>0.1249855728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124985572788899" calcext:value-type="float">
            <text:p>0.1249855728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124988876237762" calcext:value-type="float">
            <text:p>0.1249888762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124771504352355" calcext:value-type="float">
            <text:p>0.124771504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12477182053842" calcext:value-type="float">
            <text:p>0.1247718205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124771759510693" calcext:value-type="float">
            <text:p>0.1247717595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124771759510693" calcext:value-type="float">
            <text:p>0.124771759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124771761399743" calcext:value-type="float">
            <text:p>0.124771761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124799787889129" calcext:value-type="float">
            <text:p>0.124799787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12479978851935" calcext:value-type="float">
            <text:p>0.124799788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12479978851935" calcext:value-type="float">
            <text:p>0.124799788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124668734652004" calcext:value-type="float">
            <text:p>0.1246687347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25098873713013" calcext:value-type="float">
            <text:p>0.1250988737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125138992027121" calcext:value-type="float">
            <text:p>0.12513899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125022141397942" calcext:value-type="float">
            <text:p>0.125022141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125129439906403" calcext:value-type="float">
            <text:p>0.125129439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125129644956925" calcext:value-type="float">
            <text:p>0.125129645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12513003942059" calcext:value-type="float">
            <text:p>0.125130039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125120733068417" calcext:value-type="float">
            <text:p>0.1251207331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125120733068417" calcext:value-type="float">
            <text:p>0.1251207331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125055182085923" calcext:value-type="float">
            <text:p>0.125055182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125109568352271" calcext:value-type="float">
            <text:p>0.125109568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125127229662666" calcext:value-type="float">
            <text:p>0.1251272297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125148884597037" calcext:value-type="float">
            <text:p>0.125148884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125148884597037" calcext:value-type="float">
            <text:p>0.1251488846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125091474148319" calcext:value-type="float">
            <text:p>0.1250914741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125091474148319" calcext:value-type="float">
            <text:p>0.125091474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125091441867953" calcext:value-type="float">
            <text:p>0.125091441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124735603140257" calcext:value-type="float">
            <text:p>0.124735603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124737232240211" calcext:value-type="float">
            <text:p>0.124737232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124737235188206" calcext:value-type="float">
            <text:p>0.124737235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124695339735068" calcext:value-type="float">
            <text:p>0.124695339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124691858575653" calcext:value-type="float">
            <text:p>0.124691858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124866344121125" calcext:value-type="float">
            <text:p>0.124866344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124865694345657" calcext:value-type="float">
            <text:p>0.124865694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124907212508074" calcext:value-type="float">
            <text:p>0.124907212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24907578850019" calcext:value-type="float">
            <text:p>0.124907578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124845367161737" calcext:value-type="float">
            <text:p>0.124845367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24845367161737" calcext:value-type="float">
            <text:p>0.124845367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899762431528" calcext:value-type="float">
            <text:p>0.1248997624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124899762431528" calcext:value-type="float">
            <text:p>0.1248997624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24919550124086" calcext:value-type="float">
            <text:p>0.124919550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24999927286325" calcext:value-type="float">
            <text:p>0.124999927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24974826764926" calcext:value-type="float">
            <text:p>0.124974826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125017154433539" calcext:value-type="float">
            <text:p>0.125017154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25119074704421" calcext:value-type="float">
            <text:p>0.125119074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125117328062067" calcext:value-type="float">
            <text:p>0.12511732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12511729425676" calcext:value-type="float">
            <text:p>0.125117294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25078711329859" calcext:value-type="float">
            <text:p>0.125078711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125271216081911" calcext:value-type="float">
            <text:p>0.125271216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125130000678215" calcext:value-type="float">
            <text:p>0.125130000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125046985270299" calcext:value-type="float">
            <text:p>0.125046985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5051936216781" calcext:value-type="float">
            <text:p>0.12505193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125042824711259" calcext:value-type="float">
            <text:p>0.125042824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125053187337263" calcext:value-type="float">
            <text:p>0.125053187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12516281992213" calcext:value-type="float">
            <text:p>0.12516281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25164276771777" calcext:value-type="float">
            <text:p>0.12516427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125164271192082" calcext:value-type="float">
            <text:p>0.12516427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125164274781094" calcext:value-type="float">
            <text:p>0.125164274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125164109822339" calcext:value-type="float">
            <text:p>0.125164109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125164073266413" calcext:value-type="float">
            <text:p>0.125164073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12519238408009" calcext:value-type="float">
            <text:p>0.125192384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125251661560682" calcext:value-type="float">
            <text:p>0.125251661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125252297693113" calcext:value-type="float">
            <text:p>0.12525229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125227178220511" calcext:value-type="float">
            <text:p>0.125227178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125258408146347" calcext:value-type="float">
            <text:p>0.125258408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25414030682025" calcext:value-type="float">
            <text:p>0.12541403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25474539002837" calcext:value-type="float">
            <text:p>0.12547453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509629507095" calcext:value-type="float">
            <text:p>0.125509629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25574832390886" calcext:value-type="float">
            <text:p>0.1255748324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125574832390886" calcext:value-type="float">
            <text:p>0.1255748324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12558420328546" calcext:value-type="float">
            <text:p>0.125584203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125263094449456" calcext:value-type="float">
            <text:p>0.1252630944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12526890314246" calcext:value-type="float">
            <text:p>0.125268903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125300261942589" calcext:value-type="float">
            <text:p>0.1253002619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125300279517412" calcext:value-type="float">
            <text:p>0.1253002795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125301033794471" calcext:value-type="float">
            <text:p>0.125301033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125443308894403" calcext:value-type="float">
            <text:p>0.125443308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125453530057561" calcext:value-type="float">
            <text:p>0.125453530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125453530057561" calcext:value-type="float">
            <text:p>0.125453530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125455812028618" calcext:value-type="float">
            <text:p>0.12545581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125456132222169" calcext:value-type="float">
            <text:p>0.125456132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125456247284905" calcext:value-type="float">
            <text:p>0.125456247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125474366587324" calcext:value-type="float">
            <text:p>0.12547436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125474358017264" calcext:value-type="float">
            <text:p>0.12547435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125474358017264" calcext:value-type="float">
            <text:p>0.12547435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125474358017264" calcext:value-type="float">
            <text:p>0.12547435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125514577350304" calcext:value-type="float">
            <text:p>0.125514577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125543477844223" calcext:value-type="float">
            <text:p>0.125543477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125545721494409" calcext:value-type="float">
            <text:p>0.125545721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125545721494409" calcext:value-type="float">
            <text:p>0.125545721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125550685550419" calcext:value-type="float">
            <text:p>0.125550685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125550703414825" calcext:value-type="float">
            <text:p>0.125550703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125550653561664" calcext:value-type="float">
            <text:p>0.125550653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12561890326699" calcext:value-type="float">
            <text:p>0.125618903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125647782908849" calcext:value-type="float">
            <text:p>0.125647782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125647796711928" calcext:value-type="float">
            <text:p>0.125647796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125647796711928" calcext:value-type="float">
            <text:p>0.125647796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125647796711928" calcext:value-type="float">
            <text:p>0.125647796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124736722048527" calcext:value-type="float">
            <text:p>0.12473672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24736724387233" calcext:value-type="float">
            <text:p>0.124736724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124696550128452" calcext:value-type="float">
            <text:p>0.1246965501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24725559975819" calcext:value-type="float">
            <text:p>0.12472556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124613436356683" calcext:value-type="float">
            <text:p>0.1246134364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124613436356683" calcext:value-type="float">
            <text:p>0.124613436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124613400503824" calcext:value-type="float">
            <text:p>0.124613400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124599748771437" calcext:value-type="float">
            <text:p>0.124599748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124599734718959" calcext:value-type="float">
            <text:p>0.124599734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124599734983083" calcext:value-type="float">
            <text:p>0.12459973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124664432471314" calcext:value-type="float">
            <text:p>0.124664432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124664436869809" calcext:value-type="float">
            <text:p>0.124664436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124664386425718" calcext:value-type="float">
            <text:p>0.124664386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124664386425718" calcext:value-type="float">
            <text:p>0.124664386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124681037230374" calcext:value-type="float">
            <text:p>0.124681037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124681042324093" calcext:value-type="float">
            <text:p>0.124681042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124680556652911" calcext:value-type="float">
            <text:p>0.124680556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124680447132398" calcext:value-type="float">
            <text:p>0.124680447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124713578784862" calcext:value-type="float">
            <text:p>0.124713578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.124713580794831" calcext:value-type="float">
            <text:p>0.124713580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124716570339545" calcext:value-type="float">
            <text:p>0.1247165703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124559675976844" calcext:value-type="float">
            <text:p>0.12455967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.124686546710431" calcext:value-type="float">
            <text:p>0.124686546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12470659629922" calcext:value-type="float">
            <text:p>0.1247065963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12470659629922" calcext:value-type="float">
            <text:p>0.1247065963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124706595715626" calcext:value-type="float">
            <text:p>0.1247065957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124897551632144" calcext:value-type="float">
            <text:p>0.1248975516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124910741831303" calcext:value-type="float">
            <text:p>0.124910741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124910741831303" calcext:value-type="float">
            <text:p>0.124910741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124900037368703" calcext:value-type="float">
            <text:p>0.124900037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124900037368703" calcext:value-type="float">
            <text:p>0.1249000374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124900037368703" calcext:value-type="float">
            <text:p>0.124900037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124940688631939" calcext:value-type="float">
            <text:p>0.124940688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124940686101226" calcext:value-type="float">
            <text:p>0.124940686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.124958970904197" calcext:value-type="float">
            <text:p>0.124958970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124958970904197" calcext:value-type="float">
            <text:p>0.124958970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124958720941745" calcext:value-type="float">
            <text:p>0.1249587209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.124958699922148" calcext:value-type="float">
            <text:p>0.124958699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125578889291205" calcext:value-type="float">
            <text:p>0.1255788893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125607171913741" calcext:value-type="float">
            <text:p>0.1256071719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12607154595084" calcext:value-type="float">
            <text:p>0.126071546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126170449718875" calcext:value-type="float">
            <text:p>0.1261704497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126206561292178" calcext:value-type="float">
            <text:p>0.1262065613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126216081546313" calcext:value-type="float">
            <text:p>0.1262160815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126216081546313" calcext:value-type="float">
            <text:p>0.1262160815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.126222593017432" calcext:value-type="float">
            <text:p>0.12622259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126222593017432" calcext:value-type="float">
            <text:p>0.12622259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.126222502816856" calcext:value-type="float">
            <text:p>0.126222502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126308568407533" calcext:value-type="float">
            <text:p>0.126308568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.126399978125516" calcext:value-type="float">
            <text:p>0.1263999781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.126397590967969" calcext:value-type="float">
            <text:p>0.126397591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.126397590967969" calcext:value-type="float">
            <text:p>0.126397591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.125127191152621" calcext:value-type="float">
            <text:p>0.125127191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25127191152621" calcext:value-type="float">
            <text:p>0.125127191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125213697450236" calcext:value-type="float">
            <text:p>0.125213697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125213624810255" calcext:value-type="float">
            <text:p>0.1252136248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125215330256927" calcext:value-type="float">
            <text:p>0.1252153303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125215343187735" calcext:value-type="float">
            <text:p>0.125215343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125297479422783" calcext:value-type="float">
            <text:p>0.1252974794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125297479422783" calcext:value-type="float">
            <text:p>0.1252974794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.125256678100295" calcext:value-type="float">
            <text:p>0.125256678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125283665934614" calcext:value-type="float">
            <text:p>0.1252836659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125283805893733" calcext:value-type="float">
            <text:p>0.1252838059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.125283805893733" calcext:value-type="float">
            <text:p>0.125283805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.125283814088054" calcext:value-type="float">
            <text:p>0.1252838141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125283814088054" calcext:value-type="float">
            <text:p>0.125283814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125283814088054" calcext:value-type="float">
            <text:p>0.1252838141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.125283773165636" calcext:value-type="float">
            <text:p>0.125283773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.125283773165636" calcext:value-type="float">
            <text:p>0.1252837732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1252836848132" calcext:value-type="float">
            <text:p>0.125283684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.1252836848132" calcext:value-type="float">
            <text:p>0.125283684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.1252836848132" calcext:value-type="float">
            <text:p>0.125283684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1252836848132" calcext:value-type="float">
            <text:p>0.1252836848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1252836848132" calcext:value-type="float">
            <text:p>0.125283684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125315665990215" calcext:value-type="float">
            <text:p>0.125315666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125315742010811" calcext:value-type="float">
            <text:p>0.125315742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125315742010811" calcext:value-type="float">
            <text:p>0.125315742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125315748652592" calcext:value-type="float">
            <text:p>0.1253157487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125315748652592" calcext:value-type="float">
            <text:p>0.1253157487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.125330758125629" calcext:value-type="float">
            <text:p>0.1253307581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125330760127427" calcext:value-type="float">
            <text:p>0.125330760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12533075216739" calcext:value-type="float">
            <text:p>0.1253307522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.125719115180582" calcext:value-type="float">
            <text:p>0.125719115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12599971577352" calcext:value-type="float">
            <text:p>0.125999715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125953572058197" calcext:value-type="float">
            <text:p>0.125953572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.125974235372176" calcext:value-type="float">
            <text:p>0.1259742354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.125974216472883" calcext:value-type="float">
            <text:p>0.1259742165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.125974214418224" calcext:value-type="float">
            <text:p>0.1259742144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.12597742605081" calcext:value-type="float">
            <text:p>0.1259774261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125802864147843" calcext:value-type="float">
            <text:p>0.1258028641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12588683702286" calcext:value-type="float">
            <text:p>0.125886837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125867010585801" calcext:value-type="float">
            <text:p>0.1258670106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125867011844765" calcext:value-type="float">
            <text:p>0.1258670118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12592993726361" calcext:value-type="float">
            <text:p>0.125929937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125943015032474" calcext:value-type="float">
            <text:p>0.12594301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125944207484461" calcext:value-type="float">
            <text:p>0.1259442075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125950164558841" calcext:value-type="float">
            <text:p>0.1259501646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125992702407189" calcext:value-type="float">
            <text:p>0.1259927024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12599145689369" calcext:value-type="float">
            <text:p>0.125991456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126011665741374" calcext:value-type="float">
            <text:p>0.1260116657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126011681947422" calcext:value-type="float">
            <text:p>0.1260116819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126011687699434" calcext:value-type="float">
            <text:p>0.1260116877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26011687699434" calcext:value-type="float">
            <text:p>0.1260116877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126011687699434" calcext:value-type="float">
            <text:p>0.126011687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126086395174671" calcext:value-type="float">
            <text:p>0.1260863952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126105766607383" calcext:value-type="float">
            <text:p>0.1261057666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.126105763339806" calcext:value-type="float">
            <text:p>0.126105763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126105762758582" calcext:value-type="float">
            <text:p>0.1261057628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126105766938767" calcext:value-type="float">
            <text:p>0.126105766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12619015634489" calcext:value-type="float">
            <text:p>0.126190156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126190161790462" calcext:value-type="float">
            <text:p>0.1261901618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126218160693095" calcext:value-type="float">
            <text:p>0.1262181607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.126236743846383" calcext:value-type="float">
            <text:p>0.1262367438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126258270863281" calcext:value-type="float">
            <text:p>0.126258270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126288956515325" calcext:value-type="float">
            <text:p>0.1262889565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126340986836425" calcext:value-type="float">
            <text:p>0.1263409868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26393557176661" calcext:value-type="float">
            <text:p>0.1263935572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126393557176661" calcext:value-type="float">
            <text:p>0.126393557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126393557176661" calcext:value-type="float">
            <text:p>0.126393557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.126393521399477" calcext:value-type="float">
            <text:p>0.1263935214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126405043261328" calcext:value-type="float">
            <text:p>0.126405043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126493832916371" calcext:value-type="float">
            <text:p>0.126493832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126515282252022" calcext:value-type="float">
            <text:p>0.1265152823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126646229767594" calcext:value-type="float">
            <text:p>0.1266462298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126649315361296" calcext:value-type="float">
            <text:p>0.1266493154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12664932062941" calcext:value-type="float">
            <text:p>0.1266493206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126649310395729" calcext:value-type="float">
            <text:p>0.1266493104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12666504413904" calcext:value-type="float">
            <text:p>0.126665044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126665019814993" calcext:value-type="float">
            <text:p>0.1266650198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126715733685354" calcext:value-type="float">
            <text:p>0.126715733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126796639423593" calcext:value-type="float">
            <text:p>0.1267966394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126451171933579" calcext:value-type="float">
            <text:p>0.1264511719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126451183960154" calcext:value-type="float">
            <text:p>0.12645118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126429411978448" calcext:value-type="float">
            <text:p>0.126429412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126483070100521" calcext:value-type="float">
            <text:p>0.1264830701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126099456526875" calcext:value-type="float">
            <text:p>0.1260994565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126099600155974" calcext:value-type="float">
            <text:p>0.1260996002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12609658656787" calcext:value-type="float">
            <text:p>0.1260965866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126173331901638" calcext:value-type="float">
            <text:p>0.126173331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12619126993558" calcext:value-type="float">
            <text:p>0.1261912699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125829610425268" calcext:value-type="float">
            <text:p>0.1258296104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125829610425268" calcext:value-type="float">
            <text:p>0.1258296104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125829627542755" calcext:value-type="float">
            <text:p>0.125829627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126090236837571" calcext:value-type="float">
            <text:p>0.1260902368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126088787304109" calcext:value-type="float">
            <text:p>0.126088787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126088790777573" calcext:value-type="float">
            <text:p>0.1260887908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126092105262023" calcext:value-type="float">
            <text:p>0.1260921053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126401191164669" calcext:value-type="float">
            <text:p>0.1264011912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126458535799409" calcext:value-type="float">
            <text:p>0.1264585358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126457842183111" calcext:value-type="float">
            <text:p>0.1264578422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126612024263942" calcext:value-type="float">
            <text:p>0.1266120243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126641688729236" calcext:value-type="float">
            <text:p>0.1266416887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126641688729236" calcext:value-type="float">
            <text:p>0.1266416887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26641688729236" calcext:value-type="float">
            <text:p>0.1266416887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126081176350761" calcext:value-type="float">
            <text:p>0.1260811764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126081175031717" calcext:value-type="float">
            <text:p>0.126081175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126081228818581" calcext:value-type="float">
            <text:p>0.1260812288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126080120597863" calcext:value-type="float">
            <text:p>0.1260801206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126086971775587" calcext:value-type="float">
            <text:p>0.1260869718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126086971775587" calcext:value-type="float">
            <text:p>0.1260869718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126086611634868" calcext:value-type="float">
            <text:p>0.1260866116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126044992166225" calcext:value-type="float">
            <text:p>0.126044992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126178611200693" calcext:value-type="float">
            <text:p>0.1261786112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126186148959806" calcext:value-type="float">
            <text:p>0.126186149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.126143319939695" calcext:value-type="float">
            <text:p>0.1261433199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126143319898808" calcext:value-type="float">
            <text:p>0.1261433199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126222833484244" calcext:value-type="float">
            <text:p>0.1262228335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126251011099917" calcext:value-type="float">
            <text:p>0.1262510111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12625101141989" calcext:value-type="float">
            <text:p>0.126251011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126225731618463" calcext:value-type="float">
            <text:p>0.1262257316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126225732006299" calcext:value-type="float">
            <text:p>0.126225732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126235068356649" calcext:value-type="float">
            <text:p>0.1262350684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126235068315264" calcext:value-type="float">
            <text:p>0.1262350683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12619341574228" calcext:value-type="float">
            <text:p>0.1261934157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126242896444922" calcext:value-type="float">
            <text:p>0.1262428964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126357141401092" calcext:value-type="float">
            <text:p>0.126357141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126357141401092" calcext:value-type="float">
            <text:p>0.1263571414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126398815315306" calcext:value-type="float">
            <text:p>0.1263988153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126511139832425" calcext:value-type="float">
            <text:p>0.1265111398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126511139832425" calcext:value-type="float">
            <text:p>0.1265111398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126511130121651" calcext:value-type="float">
            <text:p>0.1265111301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126573256838002" calcext:value-type="float">
            <text:p>0.1265732568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126570588984018" calcext:value-type="float">
            <text:p>0.126570589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126767133636872" calcext:value-type="float">
            <text:p>0.1267671336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126767109360474" calcext:value-type="float">
            <text:p>0.126767109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126793558720487" calcext:value-type="float">
            <text:p>0.1267935587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.126664620230102" calcext:value-type="float">
            <text:p>0.1266646202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.126673065759588" calcext:value-type="float">
            <text:p>0.1266730658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.126673443574707" calcext:value-type="float">
            <text:p>0.126673443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126673443338684" calcext:value-type="float">
            <text:p>0.1266734433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126673443338684" calcext:value-type="float">
            <text:p>0.1266734433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126673443338684" calcext:value-type="float">
            <text:p>0.1266734433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126870717790068" calcext:value-type="float">
            <text:p>0.1268707178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126870717708746" calcext:value-type="float">
            <text:p>0.126870717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126870682627746" calcext:value-type="float">
            <text:p>0.1268706826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126870682627746" calcext:value-type="float">
            <text:p>0.1268706826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126870687416853" calcext:value-type="float">
            <text:p>0.1268706874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126294873998855" calcext:value-type="float">
            <text:p>0.126294874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126279950952206" calcext:value-type="float">
            <text:p>0.12627995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126287169398007" calcext:value-type="float">
            <text:p>0.126287169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126366021161476" calcext:value-type="float">
            <text:p>0.1263660212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126365530354321" calcext:value-type="float">
            <text:p>0.1263655304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126370986368975" calcext:value-type="float">
            <text:p>0.1263709864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126370985817219" calcext:value-type="float">
            <text:p>0.1263709858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126474363807936" calcext:value-type="float">
            <text:p>0.1264743638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126284733033955" calcext:value-type="float">
            <text:p>0.126284733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.126521589937609" calcext:value-type="float">
            <text:p>0.1265215899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12652158763248" calcext:value-type="float">
            <text:p>0.1265215876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126563146215209" calcext:value-type="float">
            <text:p>0.1265631462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.126603162292246" calcext:value-type="float">
            <text:p>0.1266031623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126603027825962" calcext:value-type="float">
            <text:p>0.1266030278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.126585052812453" calcext:value-type="float">
            <text:p>0.1265850528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.126575073468083" calcext:value-type="float">
            <text:p>0.1265750735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126575080125757" calcext:value-type="float">
            <text:p>0.126575080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.126617580094817" calcext:value-type="float">
            <text:p>0.1266175801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126718619076729" calcext:value-type="float">
            <text:p>0.1267186191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126718554786527" calcext:value-type="float">
            <text:p>0.1267185548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126718592085382" calcext:value-type="float">
            <text:p>0.1267185921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126718592085382" calcext:value-type="float">
            <text:p>0.126718592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126718592085382" calcext:value-type="float">
            <text:p>0.1267185921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126653747355937" calcext:value-type="float">
            <text:p>0.1266537474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126553919836226" calcext:value-type="float">
            <text:p>0.1265539198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126553920468086" calcext:value-type="float">
            <text:p>0.1265539205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126553920468086" calcext:value-type="float">
            <text:p>0.1265539205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126565951631868" calcext:value-type="float">
            <text:p>0.1265659516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12656595386706" calcext:value-type="float">
            <text:p>0.1265659539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126565908703074" calcext:value-type="float">
            <text:p>0.1265659087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126355478069189" calcext:value-type="float">
            <text:p>0.1263554781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126372666261439" calcext:value-type="float">
            <text:p>0.1263726663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.12630558204566" calcext:value-type="float">
            <text:p>0.126305582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126305581721024" calcext:value-type="float">
            <text:p>0.1263055817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126325294623256" calcext:value-type="float">
            <text:p>0.1263252946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.126392320704736" calcext:value-type="float">
            <text:p>0.1263923207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126392263147279" calcext:value-type="float">
            <text:p>0.1263922631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.126392262105994" calcext:value-type="float">
            <text:p>0.126392262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126392262196267" calcext:value-type="float">
            <text:p>0.1263922622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126392456763003" calcext:value-type="float">
            <text:p>0.1263924568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.126355697495929" calcext:value-type="float">
            <text:p>0.1263556975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.126356649541115" calcext:value-type="float">
            <text:p>0.126356649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12653304738015" calcext:value-type="float">
            <text:p>0.1265330474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12653327023988" calcext:value-type="float">
            <text:p>0.1265332702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12653327023988" calcext:value-type="float">
            <text:p>0.1265332702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126531094107207" calcext:value-type="float">
            <text:p>0.1265310941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126531087574617" calcext:value-type="float">
            <text:p>0.126531087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126530999568083" calcext:value-type="float">
            <text:p>0.1265309996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126531000411619" calcext:value-type="float">
            <text:p>0.1265310004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126531000411619" calcext:value-type="float">
            <text:p>0.1265310004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126559890470333" calcext:value-type="float">
            <text:p>0.1265598905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126559932263101" calcext:value-type="float">
            <text:p>0.1265599323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126606981143348" calcext:value-type="float">
            <text:p>0.1266069811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126608486695583" calcext:value-type="float">
            <text:p>0.1266084867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127093237714266" calcext:value-type="float">
            <text:p>0.1270932377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127106178580013" calcext:value-type="float">
            <text:p>0.1271061786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27106186541565" calcext:value-type="float">
            <text:p>0.1271061865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127106186541565" calcext:value-type="float">
            <text:p>0.1271061865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127142116379598" calcext:value-type="float">
            <text:p>0.1271421164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1271890877483" calcext:value-type="float">
            <text:p>0.1271890877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1271890877483" calcext:value-type="float">
            <text:p>0.127189087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12720880808431" calcext:value-type="float">
            <text:p>0.127208808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126982274273344" calcext:value-type="float">
            <text:p>0.1269822743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124905504822428" calcext:value-type="float">
            <text:p>0.1249055048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124905504822428" calcext:value-type="float">
            <text:p>0.1249055048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12490607967846" calcext:value-type="float">
            <text:p>0.1249060797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124963291548156" calcext:value-type="float">
            <text:p>0.1249632915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124963291887054" calcext:value-type="float">
            <text:p>0.1249632919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12496779677367" calcext:value-type="float">
            <text:p>0.1249677968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12496779677367" calcext:value-type="float">
            <text:p>0.1249677968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124967798207045" calcext:value-type="float">
            <text:p>0.1249677982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124967798207045" calcext:value-type="float">
            <text:p>0.1249677982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12493116476582" calcext:value-type="float">
            <text:p>0.1249311648</text:p>
          </table:table-cell>
          <table:table-cell office:value-type="float" office:value="2338" calcext:value-type="float">
            <text:p>2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7:35:09.479449135</meta:creation-date>
    <dc:date>2017-04-20T17:35:29.718352015</dc:date>
    <meta:editing-duration>PT20S</meta:editing-duration>
    <meta:editing-cycles>1</meta:editing-cycles>
    <meta:document-statistic meta:table-count="1" meta:cell-count="6989" meta:object-count="0"/>
    <meta:generator>LibreOffice/5.1.6.2$Linux_X86_64 LibreOffice_project/10m0$Build-2</meta:generator>
  </office:meta>
</office:document-meta>
</file>